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1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05cm" svg:stroke-color="#000000" draw:stroke-linejoin="miter" svg:stroke-linecap="butt" draw:fill="none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dash" draw:stroke-dash="stroke-dash36" svg:stroke-width="0.008cm" svg:stroke-color="#666666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3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2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5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8.5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3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0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2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dash" draw:stroke-dash="stroke-dash51" svg:stroke-width="0.005cm" svg:stroke-color="#000000" draw:stroke-linejoin="miter" svg:stroke-linecap="butt" draw:fill="none" fo:padding-top="0.002cm" fo:padding-bottom="0.002cm" fo:padding-left="0.002cm" fo:padding-right="0.002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dash" draw:stroke-dash="stroke-dash51" svg:stroke-width="0.005cm" svg:stroke-color="#666666" draw:stroke-linejoin="miter" svg:stroke-linecap="butt" draw:fill="none" fo:padding-top="0.002cm" fo:padding-bottom="0.002cm" fo:padding-left="0.002cm" fo:padding-right="0.002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3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3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04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61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7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dash" draw:stroke-dash="stroke-dash36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6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3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8.01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8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0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2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7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2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1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2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9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4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8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solid" svg:stroke-width="0.011cm" svg:stroke-color="#000000" draw:stroke-linejoin="miter" svg:stroke-linecap="square" draw:fill="none" fo:padding-top="0.005cm" fo:padding-bottom="0.005cm" fo:padding-left="0.005cm" fo:padding-right="0.005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0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7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9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7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8.44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3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97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95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2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32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4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5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2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1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0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8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5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6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6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1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9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Arial" fo:font-size="6pt" fo:font-weight="normal" style:font-size-asian="6pt" style:font-weight-asian="normal" style:font-name-complex="Arial" style:font-size-complex="6pt" style:font-weight-complex="normal"/>
    </style:style>
    <style:style style:name="T2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fo:color="#000000" loext:opacity="100%" style:font-name="Arial" fo:font-size="8pt" fo:font-weight="normal" style:font-size-asian="8pt" style:font-weight-asian="normal" style:font-name-complex="Arial" style:font-size-complex="8pt" style:font-weight-complex="normal"/>
    </style:style>
    <style:style style:name="T4" style:family="text">
      <style:text-properties fo:color="#000000" loext:opacity="100%" style:font-name="Arial" fo:font-size="10.1999998092651pt" fo:font-weight="normal" style:font-size-asian="10.1999998092651pt" style:font-weight-asian="normal" style:font-name-complex="Arial" style:font-size-complex="10.1999998092651pt" style:font-weight-complex="normal"/>
    </style:style>
    <style:style style:name="T5" style:family="text">
      <style:text-properties fo:color="#000000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fo:color="#000000" loext:opacity="100%" style:font-name="Arial" fo:font-size="7pt" fo:font-weight="normal" style:font-size-asian="7pt" style:font-weight-asian="normal" style:font-name-complex="Arial" style:font-size-complex="7pt" style:font-weight-complex="normal"/>
    </style:style>
    <style:style style:name="T7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Arial" fo:font-size="8pt" fo:font-weight="bold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341cm" svg:height="0.53cm" svg:x="16.086cm" svg:y="12.17cm" svg:viewBox="0 0 1342 531" draw:points="0,0 1342,0 1342,531 0,531">
          <text:p/>
        </draw:polygon>
        <draw:line draw:style-name="gr2" draw:text-style-name="P2" draw:layer="layout" svg:x1="16.077cm" svg:y1="12.17cm" svg:x2="17.436cm" svg:y2="12.17cm">
          <text:p/>
        </draw:line>
        <draw:line draw:style-name="gr2" draw:text-style-name="P2" draw:layer="layout" svg:x1="16.086cm" svg:y1="12.162cm" svg:x2="16.086cm" svg:y2="12.708cm">
          <text:p/>
        </draw:line>
        <draw:line draw:style-name="gr2" draw:text-style-name="P2" draw:layer="layout" svg:x1="16.077cm" svg:y1="12.7cm" svg:x2="17.436cm" svg:y2="12.7cm">
          <text:p/>
        </draw:line>
        <draw:line draw:style-name="gr2" draw:text-style-name="P2" draw:layer="layout" svg:x1="17.427cm" svg:y1="12.162cm" svg:x2="17.427cm" svg:y2="12.708cm">
          <text:p/>
        </draw:line>
        <draw:polygon draw:style-name="gr1" draw:text-style-name="P1" draw:layer="layout" svg:width="3.069cm" svg:height="0.53cm" svg:x="17.427cm" svg:y="12.17cm" svg:viewBox="0 0 3070 531" draw:points="0,0 3070,0 3070,531 0,531">
          <text:p/>
        </draw:polygon>
        <draw:frame draw:style-name="gr3" draw:text-style-name="P4" draw:layer="layout" svg:width="0.211cm" svg:height="0.239cm" svg:x="16.698cm" svg:y="12.21cm">
          <draw:text-box>
            <text:p text:style-name="P3"><text:span text:style-name="T1">1</text:span></text:p>
          </draw:text-box>
        </draw:frame>
        <draw:line draw:style-name="gr2" draw:text-style-name="P2" draw:layer="layout" svg:x1="17.418cm" svg:y1="12.17cm" svg:x2="20.505cm" svg:y2="12.17cm">
          <text:p/>
        </draw:line>
        <draw:line draw:style-name="gr2" draw:text-style-name="P2" draw:layer="layout" svg:x1="17.427cm" svg:y1="12.162cm" svg:x2="17.427cm" svg:y2="12.708cm">
          <text:p/>
        </draw:line>
        <draw:line draw:style-name="gr2" draw:text-style-name="P2" draw:layer="layout" svg:x1="17.418cm" svg:y1="12.7cm" svg:x2="20.505cm" svg:y2="12.7cm">
          <text:p/>
        </draw:line>
        <draw:line draw:style-name="gr2" draw:text-style-name="P2" draw:layer="layout" svg:x1="20.496cm" svg:y1="12.162cm" svg:x2="20.496cm" svg:y2="12.708cm">
          <text:p/>
        </draw:line>
        <draw:line draw:style-name="gr4" draw:text-style-name="P2" draw:layer="layout" svg:x1="16.069cm" svg:y1="12.17cm" svg:x2="20.514cm" svg:y2="12.17cm">
          <text:p/>
        </draw:line>
        <draw:line draw:style-name="gr4" draw:text-style-name="P2" draw:layer="layout" svg:x1="16.086cm" svg:y1="12.153cm" svg:x2="16.086cm" svg:y2="13.246cm">
          <text:p/>
        </draw:line>
        <draw:line draw:style-name="gr4" draw:text-style-name="P2" draw:layer="layout" svg:x1="16.069cm" svg:y1="13.229cm" svg:x2="20.514cm" svg:y2="13.229cm">
          <text:p/>
        </draw:line>
        <draw:line draw:style-name="gr4" draw:text-style-name="P2" draw:layer="layout" svg:x1="20.496cm" svg:y1="12.153cm" svg:x2="20.496cm" svg:y2="13.246cm">
          <text:p/>
        </draw:line>
        <draw:frame draw:style-name="gr5" draw:text-style-name="P4" draw:layer="layout" svg:width="2.195cm" svg:height="0.239cm" svg:x="17.427cm" svg:y="12.21cm">
          <draw:text-box>
            <text:p text:style-name="P3"><text:span text:style-name="T1">АНГАТ-071A 0482056;</text:span></text:p>
          </draw:text-box>
        </draw:frame>
        <draw:line draw:style-name="gr6" draw:text-style-name="P2" draw:layer="layout" svg:x1="0.507cm" svg:y1="1.834cm" svg:x2="1.234cm" svg:y2="1.834cm">
          <text:p/>
        </draw:line>
        <draw:line draw:style-name="gr6" draw:text-style-name="P2" draw:layer="layout" svg:x1="0.529cm" svg:y1="1.812cm" svg:x2="0.529cm" svg:y2="6.317cm">
          <text:p/>
        </draw:line>
        <draw:line draw:style-name="gr7" draw:text-style-name="P2" draw:layer="layout" svg:x1="0.507cm" svg:y1="6.314cm" svg:x2="1.234cm" svg:y2="6.314cm">
          <text:p/>
        </draw:line>
        <draw:line draw:style-name="gr6" draw:text-style-name="P2" draw:layer="layout" svg:x1="1.725cm" svg:y1="1.834cm" svg:x2="11.115cm" svg:y2="1.834cm">
          <text:p/>
        </draw:line>
        <draw:line draw:style-name="gr7" draw:text-style-name="P2" draw:layer="layout" svg:x1="1.728cm" svg:y1="1.812cm" svg:x2="1.728cm" svg:y2="4.13cm">
          <text:p/>
        </draw:line>
        <draw:line draw:style-name="gr7" draw:text-style-name="P2" draw:layer="layout" svg:x1="1.725cm" svg:y1="4.127cm" svg:x2="11.115cm" svg:y2="4.127cm">
          <text:p/>
        </draw:line>
        <draw:line draw:style-name="gr7" draw:text-style-name="P2" draw:layer="layout" svg:x1="11.112cm" svg:y1="1.812cm" svg:x2="11.112cm" svg:y2="4.13cm">
          <text:p/>
        </draw:line>
        <draw:line draw:style-name="gr6" draw:text-style-name="P2" draw:layer="layout" svg:x1="15.994cm" svg:y1="0.529cm" svg:x2="20.483cm" svg:y2="0.529cm">
          <text:p/>
        </draw:line>
        <draw:line draw:style-name="gr6" draw:text-style-name="P2" draw:layer="layout" svg:x1="16.016cm" svg:y1="0.506cm" svg:x2="16.016cm" svg:y2="1.837cm">
          <text:p/>
        </draw:line>
        <draw:line draw:style-name="gr7" draw:text-style-name="P2" draw:layer="layout" svg:x1="15.994cm" svg:y1="1.834cm" svg:x2="20.483cm" svg:y2="1.834cm">
          <text:p/>
        </draw:line>
        <draw:line draw:style-name="gr6" draw:text-style-name="P2" draw:layer="layout" svg:x1="20.461cm" svg:y1="0.506cm" svg:x2="20.461cm" svg:y2="1.837cm">
          <text:p/>
        </draw:line>
        <draw:line draw:style-name="gr6" draw:text-style-name="P2" draw:layer="layout" svg:x1="11.112cm" svg:y1="1.834cm" svg:x2="16.016cm" svg:y2="1.834cm">
          <text:p/>
        </draw:line>
        <draw:line draw:style-name="gr7" draw:text-style-name="P2" draw:layer="layout" svg:x1="11.109cm" svg:y1="1.834cm" svg:x2="20.483cm" svg:y2="1.834cm">
          <text:p/>
        </draw:line>
        <draw:line draw:style-name="gr7" draw:text-style-name="P2" draw:layer="layout" svg:x1="11.112cm" svg:y1="1.831cm" svg:x2="11.112cm" svg:y2="2.86cm">
          <text:p/>
        </draw:line>
        <draw:line draw:style-name="gr7" draw:text-style-name="P2" draw:layer="layout" svg:x1="11.109cm" svg:y1="2.857cm" svg:x2="20.483cm" svg:y2="2.857cm">
          <text:p/>
        </draw:line>
        <draw:line draw:style-name="gr6" draw:text-style-name="P2" draw:layer="layout" svg:x1="20.461cm" svg:y1="1.831cm" svg:x2="20.461cm" svg:y2="2.86cm">
          <text:p/>
        </draw:line>
        <draw:frame draw:style-name="gr8" draw:text-style-name="P5" draw:layer="layout" svg:width="2.817cm" svg:height="0.433cm" draw:transform="rotate (1.5707963267949) translate (0.665cm 6.174cm)">
          <draw:text-box>
            <text:p text:style-name="P3"><text:span text:style-name="T2">Накладная КЗХ</text:span></text:p>
          </draw:text-box>
        </draw:frame>
        <draw:line draw:style-name="gr9" draw:text-style-name="P2" draw:layer="layout" svg:x1="1.728cm" svg:y1="3.633cm" svg:x2="11.112cm" svg:y2="3.633cm">
          <text:p/>
        </draw:line>
        <draw:frame draw:style-name="gr10" draw:text-style-name="P4" draw:layer="layout" svg:width="0.844cm" svg:height="0.239cm" svg:x="1.87cm" svg:y="3.762cm">
          <draw:text-box>
            <text:p text:style-name="P3"><text:span text:style-name="T1">Подпись</text:span></text:p>
          </draw:text-box>
        </draw:frame>
        <draw:line draw:style-name="gr7" draw:text-style-name="P2" draw:layer="layout" svg:x1="1.725cm" svg:y1="4.127cm" svg:x2="11.115cm" svg:y2="4.127cm">
          <text:p/>
        </draw:line>
        <draw:line draw:style-name="gr7" draw:text-style-name="P2" draw:layer="layout" svg:x1="1.728cm" svg:y1="4.124cm" svg:x2="1.728cm" svg:y2="6.317cm">
          <text:p/>
        </draw:line>
        <draw:line draw:style-name="gr7" draw:text-style-name="P2" draw:layer="layout" svg:x1="1.725cm" svg:y1="6.314cm" svg:x2="11.115cm" svg:y2="6.314cm">
          <text:p/>
        </draw:line>
        <draw:line draw:style-name="gr7" draw:text-style-name="P2" draw:layer="layout" svg:x1="11.112cm" svg:y1="4.124cm" svg:x2="11.112cm" svg:y2="6.317cm">
          <text:p/>
        </draw:line>
        <draw:frame draw:style-name="gr11" draw:text-style-name="P4" draw:layer="layout" svg:width="1.475cm" svg:height="0.239cm" svg:x="1.87cm" svg:y="1.928cm">
          <draw:text-box>
            <text:p text:style-name="P3"><text:span text:style-name="T1">1 Отправитель</text:span></text:p>
          </draw:text-box>
        </draw:frame>
        <draw:frame draw:style-name="gr12" draw:text-style-name="P4" draw:layer="layout" svg:width="1.357cm" svg:height="0.239cm" svg:x="1.87cm" svg:y="4.221cm">
          <draw:text-box>
            <text:p text:style-name="P3"><text:span text:style-name="T1">4 Получатель</text:span></text:p>
          </draw:text-box>
        </draw:frame>
        <draw:frame draw:style-name="gr13" draw:text-style-name="P4" draw:layer="layout" svg:width="2.356cm" svg:height="0.239cm" svg:x="11.289cm" svg:y="1.928cm">
          <draw:text-box>
            <text:p text:style-name="P3"><text:span text:style-name="T1">2 Станция отправления</text:span></text:p>
          </draw:text-box>
        </draw:frame>
        <draw:line draw:style-name="gr7" draw:text-style-name="P2" draw:layer="layout" svg:x1="11.109cm" svg:y1="2.857cm" svg:x2="20.483cm" svg:y2="2.857cm">
          <text:p/>
        </draw:line>
        <draw:line draw:style-name="gr7" draw:text-style-name="P2" draw:layer="layout" svg:x1="11.112cm" svg:y1="2.854cm" svg:x2="11.112cm" svg:y2="7.27cm">
          <text:p/>
        </draw:line>
        <draw:line draw:style-name="gr7" draw:text-style-name="P2" draw:layer="layout" svg:x1="11.109cm" svg:y1="7.267cm" svg:x2="20.483cm" svg:y2="7.267cm">
          <text:p/>
        </draw:line>
        <draw:line draw:style-name="gr6" draw:text-style-name="P2" draw:layer="layout" svg:x1="20.461cm" svg:y1="2.854cm" svg:x2="20.461cm" svg:y2="7.27cm">
          <text:p/>
        </draw:line>
        <draw:frame draw:style-name="gr14" draw:text-style-name="P4" draw:layer="layout" svg:width="1.526cm" svg:height="0.239cm" svg:x="16.157cm" svg:y="0.658cm">
          <draw:text-box>
            <text:p text:style-name="P3"><text:span text:style-name="T1">29 Отправка №</text:span></text:p>
          </draw:text-box>
        </draw:frame>
        <draw:frame draw:style-name="gr15" draw:text-style-name="P4" draw:layer="layout" svg:width="2.559cm" svg:height="0.239cm" svg:x="11.254cm" svg:y="2.951cm">
          <draw:text-box>
            <text:p text:style-name="P3"><text:span text:style-name="T1">3 Заявления отправителя</text:span></text:p>
          </draw:text-box>
        </draw:frame>
        <draw:line draw:style-name="gr7" draw:text-style-name="P2" draw:layer="layout" svg:x1="11.109cm" svg:y1="7.267cm" svg:x2="20.483cm" svg:y2="7.267cm">
          <text:p/>
        </draw:line>
        <draw:line draw:style-name="gr7" draw:text-style-name="P2" draw:layer="layout" svg:x1="11.112cm" svg:y1="7.264cm" svg:x2="11.112cm" svg:y2="7.869cm">
          <text:p/>
        </draw:line>
        <draw:line draw:style-name="gr7" draw:text-style-name="P2" draw:layer="layout" svg:x1="11.109cm" svg:y1="7.866cm" svg:x2="20.483cm" svg:y2="7.866cm">
          <text:p/>
        </draw:line>
        <draw:line draw:style-name="gr6" draw:text-style-name="P2" draw:layer="layout" svg:x1="20.461cm" svg:y1="7.264cm" svg:x2="20.461cm" svg:y2="7.869cm">
          <text:p/>
        </draw:line>
        <draw:line draw:style-name="gr7" draw:text-style-name="P2" draw:layer="layout" svg:x1="0.507cm" svg:y1="6.314cm" svg:x2="11.115cm" svg:y2="6.314cm">
          <text:p/>
        </draw:line>
        <draw:line draw:style-name="gr6" draw:text-style-name="P2" draw:layer="layout" svg:x1="0.529cm" svg:y1="6.311cm" svg:x2="0.529cm" svg:y2="7.869cm">
          <text:p/>
        </draw:line>
        <draw:line draw:style-name="gr7" draw:text-style-name="P2" draw:layer="layout" svg:x1="0.507cm" svg:y1="7.866cm" svg:x2="11.115cm" svg:y2="7.866cm">
          <text:p/>
        </draw:line>
        <draw:line draw:style-name="gr7" draw:text-style-name="P2" draw:layer="layout" svg:x1="11.112cm" svg:y1="6.311cm" svg:x2="11.112cm" svg:y2="7.869cm">
          <text:p/>
        </draw:line>
        <draw:frame draw:style-name="gr16" draw:text-style-name="P4" draw:layer="layout" svg:width="8.532cm" svg:height="0.239cm" svg:x="11.254cm" svg:y="7.449cm">
          <draw:text-box>
            <text:p text:style-name="P3"><text:span text:style-name="T1">8 Вагон предоставлен <text:s/>9 Грузоподъёмность <text:s/>10 Оси <text:s/>11 Масса тары <text:s/>12 Тип цистерны</text:span></text:p>
          </draw:text-box>
        </draw:frame>
        <draw:line draw:style-name="gr7" draw:text-style-name="P2" draw:layer="layout" svg:x1="0.507cm" svg:y1="7.866cm" svg:x2="7.022cm" svg:y2="7.866cm">
          <text:p/>
        </draw:line>
        <draw:line draw:style-name="gr6" draw:text-style-name="P2" draw:layer="layout" svg:x1="0.529cm" svg:y1="7.864cm" svg:x2="0.529cm" svg:y2="11.326cm">
          <text:p/>
        </draw:line>
        <draw:line draw:style-name="gr7" draw:text-style-name="P2" draw:layer="layout" svg:x1="0.507cm" svg:y1="11.324cm" svg:x2="7.022cm" svg:y2="11.324cm">
          <text:p/>
        </draw:line>
        <draw:line draw:style-name="gr7" draw:text-style-name="P2" draw:layer="layout" svg:x1="7.02cm" svg:y1="7.864cm" svg:x2="7.02cm" svg:y2="11.326cm">
          <text:p/>
        </draw:line>
        <draw:frame draw:style-name="gr17" draw:text-style-name="P4" draw:layer="layout" svg:width="2.233cm" svg:height="0.239cm" svg:x="0.67cm" svg:y="6.408cm">
          <draw:text-box>
            <text:p text:style-name="P3"><text:span text:style-name="T1">5 Станция назначения</text:span></text:p>
          </draw:text-box>
        </draw:frame>
        <draw:line draw:style-name="gr9" draw:text-style-name="P2" draw:layer="layout" svg:x1="7.017cm" svg:y1="10.936cm" svg:x2="11.538cm" svg:y2="10.936cm">
          <text:p/>
        </draw:line>
        <draw:line draw:style-name="gr7" draw:text-style-name="P2" draw:layer="layout" svg:x1="7.02cm" svg:y1="10.931cm" svg:x2="7.02cm" svg:y2="11.326cm">
          <text:p/>
        </draw:line>
        <draw:line draw:style-name="gr7" draw:text-style-name="P2" draw:layer="layout" svg:x1="7.017cm" svg:y1="11.324cm" svg:x2="11.538cm" svg:y2="11.324cm">
          <text:p/>
        </draw:line>
        <draw:line draw:style-name="gr7" draw:text-style-name="P2" draw:layer="layout" svg:x1="11.535cm" svg:y1="10.931cm" svg:x2="11.535cm" svg:y2="11.326cm">
          <text:p/>
        </draw:line>
        <draw:line draw:style-name="gr7" draw:text-style-name="P2" draw:layer="layout" svg:x1="7.017cm" svg:y1="10.548cm" svg:x2="11.538cm" svg:y2="10.548cm">
          <text:p/>
        </draw:line>
        <draw:line draw:style-name="gr7" draw:text-style-name="P2" draw:layer="layout" svg:x1="7.02cm" svg:y1="10.545cm" svg:x2="7.02cm" svg:y2="10.94cm">
          <text:p/>
        </draw:line>
        <draw:line draw:style-name="gr9" draw:text-style-name="P2" draw:layer="layout" svg:x1="7.017cm" svg:y1="10.936cm" svg:x2="11.538cm" svg:y2="10.936cm">
          <text:p/>
        </draw:line>
        <draw:line draw:style-name="gr7" draw:text-style-name="P2" draw:layer="layout" svg:x1="11.535cm" svg:y1="10.545cm" svg:x2="11.535cm" svg:y2="10.94cm">
          <text:p/>
        </draw:line>
        <draw:line draw:style-name="gr7" draw:text-style-name="P2" draw:layer="layout" svg:x1="7.017cm" svg:y1="9.771cm" svg:x2="11.538cm" svg:y2="9.771cm">
          <text:p/>
        </draw:line>
        <draw:line draw:style-name="gr7" draw:text-style-name="P2" draw:layer="layout" svg:x1="7.02cm" svg:y1="9.769cm" svg:x2="7.02cm" svg:y2="10.164cm">
          <text:p/>
        </draw:line>
        <draw:line draw:style-name="gr9" draw:text-style-name="P2" draw:layer="layout" svg:x1="7.017cm" svg:y1="10.16cm" svg:x2="11.538cm" svg:y2="10.16cm">
          <text:p/>
        </draw:line>
        <draw:line draw:style-name="gr7" draw:text-style-name="P2" draw:layer="layout" svg:x1="11.535cm" svg:y1="9.769cm" svg:x2="11.535cm" svg:y2="10.164cm">
          <text:p/>
        </draw:line>
        <draw:line draw:style-name="gr9" draw:text-style-name="P2" draw:layer="layout" svg:x1="7.017cm" svg:y1="10.16cm" svg:x2="11.538cm" svg:y2="10.16cm">
          <text:p/>
        </draw:line>
        <draw:line draw:style-name="gr7" draw:text-style-name="P2" draw:layer="layout" svg:x1="7.02cm" svg:y1="10.155cm" svg:x2="7.02cm" svg:y2="10.55cm">
          <text:p/>
        </draw:line>
        <draw:line draw:style-name="gr7" draw:text-style-name="P2" draw:layer="layout" svg:x1="7.017cm" svg:y1="10.548cm" svg:x2="11.538cm" svg:y2="10.548cm">
          <text:p/>
        </draw:line>
        <draw:line draw:style-name="gr7" draw:text-style-name="P2" draw:layer="layout" svg:x1="11.535cm" svg:y1="10.155cm" svg:x2="11.535cm" svg:y2="10.55cm">
          <text:p/>
        </draw:line>
        <draw:line draw:style-name="gr9" draw:text-style-name="P2" draw:layer="layout" svg:x1="7.017cm" svg:y1="9.383cm" svg:x2="11.538cm" svg:y2="9.383cm">
          <text:p/>
        </draw:line>
        <draw:line draw:style-name="gr7" draw:text-style-name="P2" draw:layer="layout" svg:x1="7.02cm" svg:y1="9.379cm" svg:x2="7.02cm" svg:y2="9.774cm">
          <text:p/>
        </draw:line>
        <draw:line draw:style-name="gr7" draw:text-style-name="P2" draw:layer="layout" svg:x1="7.017cm" svg:y1="9.771cm" svg:x2="11.538cm" svg:y2="9.771cm">
          <text:p/>
        </draw:line>
        <draw:line draw:style-name="gr7" draw:text-style-name="P2" draw:layer="layout" svg:x1="11.535cm" svg:y1="9.379cm" svg:x2="11.535cm" svg:y2="9.774cm">
          <text:p/>
        </draw:line>
        <draw:line draw:style-name="gr7" draw:text-style-name="P2" draw:layer="layout" svg:x1="7.017cm" svg:y1="8.995cm" svg:x2="11.538cm" svg:y2="8.995cm">
          <text:p/>
        </draw:line>
        <draw:line draw:style-name="gr7" draw:text-style-name="P2" draw:layer="layout" svg:x1="7.02cm" svg:y1="8.993cm" svg:x2="7.02cm" svg:y2="9.388cm">
          <text:p/>
        </draw:line>
        <draw:line draw:style-name="gr9" draw:text-style-name="P2" draw:layer="layout" svg:x1="7.017cm" svg:y1="9.383cm" svg:x2="11.538cm" svg:y2="9.383cm">
          <text:p/>
        </draw:line>
        <draw:line draw:style-name="gr7" draw:text-style-name="P2" draw:layer="layout" svg:x1="11.535cm" svg:y1="8.993cm" svg:x2="11.535cm" svg:y2="9.388cm">
          <text:p/>
        </draw:line>
        <draw:frame draw:style-name="gr18" draw:text-style-name="P4" draw:layer="layout" svg:width="1.81cm" svg:height="0.239cm" svg:x="0.67cm" svg:y="7.96cm">
          <draw:text-box>
            <text:p text:style-name="P3"><text:span text:style-name="T1">6 Особые отметки</text:span></text:p>
          </draw:text-box>
        </draw:frame>
        <draw:line draw:style-name="gr7" draw:text-style-name="P2" draw:layer="layout" svg:x1="7.017cm" svg:y1="8.219cm" svg:x2="11.538cm" svg:y2="8.219cm">
          <text:p/>
        </draw:line>
        <draw:line draw:style-name="gr7" draw:text-style-name="P2" draw:layer="layout" svg:x1="7.02cm" svg:y1="8.216cm" svg:x2="7.02cm" svg:y2="8.612cm">
          <text:p/>
        </draw:line>
        <draw:line draw:style-name="gr9" draw:text-style-name="P2" draw:layer="layout" svg:x1="7.017cm" svg:y1="8.607cm" svg:x2="11.538cm" svg:y2="8.607cm">
          <text:p/>
        </draw:line>
        <draw:line draw:style-name="gr7" draw:text-style-name="P2" draw:layer="layout" svg:x1="11.535cm" svg:y1="8.216cm" svg:x2="11.535cm" svg:y2="8.612cm">
          <text:p/>
        </draw:line>
        <draw:frame draw:style-name="gr19" draw:text-style-name="P6" draw:layer="layout" svg:width="1.86cm" svg:height="0.319cm" svg:x="8.35cm" svg:y="8.224cm">
          <draw:text-box>
            <text:p text:style-name="P3"><text:span text:style-name="T3">74950304 КЗХ</text:span></text:p>
          </draw:text-box>
        </draw:frame>
        <draw:line draw:style-name="gr9" draw:text-style-name="P2" draw:layer="layout" svg:x1="7.017cm" svg:y1="8.607cm" svg:x2="11.538cm" svg:y2="8.607cm">
          <text:p/>
        </draw:line>
        <draw:line draw:style-name="gr7" draw:text-style-name="P2" draw:layer="layout" svg:x1="7.02cm" svg:y1="8.603cm" svg:x2="7.02cm" svg:y2="8.998cm">
          <text:p/>
        </draw:line>
        <draw:line draw:style-name="gr7" draw:text-style-name="P2" draw:layer="layout" svg:x1="7.017cm" svg:y1="8.995cm" svg:x2="11.538cm" svg:y2="8.995cm">
          <text:p/>
        </draw:line>
        <draw:line draw:style-name="gr7" draw:text-style-name="P2" draw:layer="layout" svg:x1="11.535cm" svg:y1="8.603cm" svg:x2="11.535cm" svg:y2="8.998cm">
          <text:p/>
        </draw:line>
        <draw:frame draw:style-name="gr20" draw:text-style-name="P6" draw:layer="layout" svg:width="2.504cm" svg:height="0.319cm" svg:x="8.034cm" svg:y="8.612cm">
          <draw:text-box>
            <text:p text:style-name="P3"><text:span text:style-name="T3">ТОО "PTC Holding"</text:span></text:p>
          </draw:text-box>
        </draw:frame>
        <draw:line draw:style-name="gr7" draw:text-style-name="P2" draw:layer="layout" svg:x1="7.017cm" svg:y1="7.866cm" svg:x2="11.538cm" svg:y2="7.866cm">
          <text:p/>
        </draw:line>
        <draw:line draw:style-name="gr7" draw:text-style-name="P2" draw:layer="layout" svg:x1="7.02cm" svg:y1="7.864cm" svg:x2="7.02cm" svg:y2="8.222cm">
          <text:p/>
        </draw:line>
        <draw:line draw:style-name="gr7" draw:text-style-name="P2" draw:layer="layout" svg:x1="7.017cm" svg:y1="8.219cm" svg:x2="11.538cm" svg:y2="8.219cm">
          <text:p/>
        </draw:line>
        <draw:line draw:style-name="gr7" draw:text-style-name="P2" draw:layer="layout" svg:x1="11.535cm" svg:y1="7.864cm" svg:x2="11.535cm" svg:y2="8.222cm">
          <text:p/>
        </draw:line>
        <draw:line draw:style-name="gr7" draw:text-style-name="P2" draw:layer="layout" svg:x1="11.533cm" svg:y1="10.548cm" svg:x2="12.314cm" svg:y2="10.548cm">
          <text:p/>
        </draw:line>
        <draw:line draw:style-name="gr7" draw:text-style-name="P2" draw:layer="layout" svg:x1="11.535cm" svg:y1="10.545cm" svg:x2="11.535cm" svg:y2="10.94cm">
          <text:p/>
        </draw:line>
        <draw:line draw:style-name="gr9" draw:text-style-name="P2" draw:layer="layout" svg:x1="11.533cm" svg:y1="10.936cm" svg:x2="12.314cm" svg:y2="10.936cm">
          <text:p/>
        </draw:line>
        <draw:line draw:style-name="gr7" draw:text-style-name="P2" draw:layer="layout" svg:x1="12.311cm" svg:y1="10.545cm" svg:x2="12.311cm" svg:y2="10.94cm">
          <text:p/>
        </draw:line>
        <draw:line draw:style-name="gr7" draw:text-style-name="P2" draw:layer="layout" svg:x1="11.533cm" svg:y1="8.995cm" svg:x2="12.314cm" svg:y2="8.995cm">
          <text:p/>
        </draw:line>
        <draw:line draw:style-name="gr7" draw:text-style-name="P2" draw:layer="layout" svg:x1="11.535cm" svg:y1="8.993cm" svg:x2="11.535cm" svg:y2="9.388cm">
          <text:p/>
        </draw:line>
        <draw:line draw:style-name="gr9" draw:text-style-name="P2" draw:layer="layout" svg:x1="11.533cm" svg:y1="9.383cm" svg:x2="12.314cm" svg:y2="9.383cm">
          <text:p/>
        </draw:line>
        <draw:line draw:style-name="gr7" draw:text-style-name="P2" draw:layer="layout" svg:x1="12.311cm" svg:y1="8.993cm" svg:x2="12.311cm" svg:y2="9.388cm">
          <text:p/>
        </draw:line>
        <draw:frame draw:style-name="gr21" draw:text-style-name="P4" draw:layer="layout" svg:width="0.751cm" svg:height="0.239cm" svg:x="7.161cm" svg:y="7.925cm">
          <draw:text-box>
            <text:p text:style-name="P3"><text:span text:style-name="T1">7 Вагон</text:span></text:p>
          </draw:text-box>
        </draw:frame>
        <draw:line draw:style-name="gr7" draw:text-style-name="P2" draw:layer="layout" svg:x1="11.533cm" svg:y1="7.866cm" svg:x2="12.314cm" svg:y2="7.866cm">
          <text:p/>
        </draw:line>
        <draw:line draw:style-name="gr7" draw:text-style-name="P2" draw:layer="layout" svg:x1="11.535cm" svg:y1="7.864cm" svg:x2="11.535cm" svg:y2="8.222cm">
          <text:p/>
        </draw:line>
        <draw:line draw:style-name="gr7" draw:text-style-name="P2" draw:layer="layout" svg:x1="11.533cm" svg:y1="8.219cm" svg:x2="12.314cm" svg:y2="8.219cm">
          <text:p/>
        </draw:line>
        <draw:line draw:style-name="gr7" draw:text-style-name="P2" draw:layer="layout" svg:x1="12.311cm" svg:y1="7.864cm" svg:x2="12.311cm" svg:y2="8.222cm">
          <text:p/>
        </draw:line>
        <draw:line draw:style-name="gr9" draw:text-style-name="P2" draw:layer="layout" svg:x1="11.533cm" svg:y1="10.936cm" svg:x2="12.314cm" svg:y2="10.936cm">
          <text:p/>
        </draw:line>
        <draw:line draw:style-name="gr7" draw:text-style-name="P2" draw:layer="layout" svg:x1="11.535cm" svg:y1="10.931cm" svg:x2="11.535cm" svg:y2="11.326cm">
          <text:p/>
        </draw:line>
        <draw:line draw:style-name="gr7" draw:text-style-name="P2" draw:layer="layout" svg:x1="11.533cm" svg:y1="11.324cm" svg:x2="12.314cm" svg:y2="11.324cm">
          <text:p/>
        </draw:line>
        <draw:line draw:style-name="gr7" draw:text-style-name="P2" draw:layer="layout" svg:x1="12.311cm" svg:y1="10.931cm" svg:x2="12.311cm" svg:y2="11.326cm">
          <text:p/>
        </draw:line>
        <draw:line draw:style-name="gr9" draw:text-style-name="P2" draw:layer="layout" svg:x1="11.533cm" svg:y1="8.607cm" svg:x2="12.314cm" svg:y2="8.607cm">
          <text:p/>
        </draw:line>
        <draw:line draw:style-name="gr7" draw:text-style-name="P2" draw:layer="layout" svg:x1="11.535cm" svg:y1="8.603cm" svg:x2="11.535cm" svg:y2="8.998cm">
          <text:p/>
        </draw:line>
        <draw:line draw:style-name="gr7" draw:text-style-name="P2" draw:layer="layout" svg:x1="11.533cm" svg:y1="8.995cm" svg:x2="12.314cm" svg:y2="8.995cm">
          <text:p/>
        </draw:line>
        <draw:line draw:style-name="gr7" draw:text-style-name="P2" draw:layer="layout" svg:x1="12.311cm" svg:y1="8.603cm" svg:x2="12.311cm" svg:y2="8.998cm">
          <text:p/>
        </draw:line>
        <draw:line draw:style-name="gr9" draw:text-style-name="P2" draw:layer="layout" svg:x1="11.533cm" svg:y1="9.383cm" svg:x2="12.314cm" svg:y2="9.383cm">
          <text:p/>
        </draw:line>
        <draw:line draw:style-name="gr7" draw:text-style-name="P2" draw:layer="layout" svg:x1="11.535cm" svg:y1="9.379cm" svg:x2="11.535cm" svg:y2="9.774cm">
          <text:p/>
        </draw:line>
        <draw:line draw:style-name="gr7" draw:text-style-name="P2" draw:layer="layout" svg:x1="11.533cm" svg:y1="9.771cm" svg:x2="12.314cm" svg:y2="9.771cm">
          <text:p/>
        </draw:line>
        <draw:line draw:style-name="gr7" draw:text-style-name="P2" draw:layer="layout" svg:x1="12.311cm" svg:y1="9.379cm" svg:x2="12.311cm" svg:y2="9.774cm">
          <text:p/>
        </draw:line>
        <draw:line draw:style-name="gr9" draw:text-style-name="P2" draw:layer="layout" svg:x1="11.533cm" svg:y1="10.16cm" svg:x2="12.314cm" svg:y2="10.16cm">
          <text:p/>
        </draw:line>
        <draw:line draw:style-name="gr7" draw:text-style-name="P2" draw:layer="layout" svg:x1="11.535cm" svg:y1="10.155cm" svg:x2="11.535cm" svg:y2="10.55cm">
          <text:p/>
        </draw:line>
        <draw:line draw:style-name="gr7" draw:text-style-name="P2" draw:layer="layout" svg:x1="11.533cm" svg:y1="10.548cm" svg:x2="12.314cm" svg:y2="10.548cm">
          <text:p/>
        </draw:line>
        <draw:line draw:style-name="gr7" draw:text-style-name="P2" draw:layer="layout" svg:x1="12.311cm" svg:y1="10.155cm" svg:x2="12.311cm" svg:y2="10.55cm">
          <text:p/>
        </draw:line>
        <draw:line draw:style-name="gr7" draw:text-style-name="P2" draw:layer="layout" svg:x1="11.533cm" svg:y1="9.771cm" svg:x2="12.314cm" svg:y2="9.771cm">
          <text:p/>
        </draw:line>
        <draw:line draw:style-name="gr7" draw:text-style-name="P2" draw:layer="layout" svg:x1="11.535cm" svg:y1="9.769cm" svg:x2="11.535cm" svg:y2="10.164cm">
          <text:p/>
        </draw:line>
        <draw:line draw:style-name="gr9" draw:text-style-name="P2" draw:layer="layout" svg:x1="11.533cm" svg:y1="10.16cm" svg:x2="12.314cm" svg:y2="10.16cm">
          <text:p/>
        </draw:line>
        <draw:line draw:style-name="gr7" draw:text-style-name="P2" draw:layer="layout" svg:x1="12.311cm" svg:y1="9.769cm" svg:x2="12.311cm" svg:y2="10.164cm">
          <text:p/>
        </draw:line>
        <draw:frame draw:style-name="gr3" draw:text-style-name="P4" draw:layer="layout" svg:width="0.211cm" svg:height="0.239cm" svg:x="11.865cm" svg:y="7.925cm">
          <draw:text-box>
            <text:p text:style-name="P3"><text:span text:style-name="T1">8</text:span></text:p>
          </draw:text-box>
        </draw:frame>
        <draw:line draw:style-name="gr7" draw:text-style-name="P2" draw:layer="layout" svg:x1="11.533cm" svg:y1="8.219cm" svg:x2="12.314cm" svg:y2="8.219cm">
          <text:p/>
        </draw:line>
        <draw:line draw:style-name="gr7" draw:text-style-name="P2" draw:layer="layout" svg:x1="11.535cm" svg:y1="8.216cm" svg:x2="11.535cm" svg:y2="8.612cm">
          <text:p/>
        </draw:line>
        <draw:line draw:style-name="gr9" draw:text-style-name="P2" draw:layer="layout" svg:x1="11.533cm" svg:y1="8.607cm" svg:x2="12.314cm" svg:y2="8.607cm">
          <text:p/>
        </draw:line>
        <draw:line draw:style-name="gr7" draw:text-style-name="P2" draw:layer="layout" svg:x1="12.311cm" svg:y1="8.216cm" svg:x2="12.311cm" svg:y2="8.612cm">
          <text:p/>
        </draw:line>
        <draw:line draw:style-name="gr7" draw:text-style-name="P2" draw:layer="layout" svg:x1="12.309cm" svg:y1="8.995cm" svg:x2="13.337cm" svg:y2="8.995cm">
          <text:p/>
        </draw:line>
        <draw:line draw:style-name="gr7" draw:text-style-name="P2" draw:layer="layout" svg:x1="12.311cm" svg:y1="8.993cm" svg:x2="12.311cm" svg:y2="9.388cm">
          <text:p/>
        </draw:line>
        <draw:line draw:style-name="gr9" draw:text-style-name="P2" draw:layer="layout" svg:x1="12.309cm" svg:y1="9.383cm" svg:x2="13.337cm" svg:y2="9.383cm">
          <text:p/>
        </draw:line>
        <draw:line draw:style-name="gr7" draw:text-style-name="P2" draw:layer="layout" svg:x1="13.335cm" svg:y1="8.993cm" svg:x2="13.335cm" svg:y2="9.388cm">
          <text:p/>
        </draw:line>
        <draw:line draw:style-name="gr9" draw:text-style-name="P2" draw:layer="layout" svg:x1="12.309cm" svg:y1="9.383cm" svg:x2="13.337cm" svg:y2="9.383cm">
          <text:p/>
        </draw:line>
        <draw:line draw:style-name="gr7" draw:text-style-name="P2" draw:layer="layout" svg:x1="12.311cm" svg:y1="9.379cm" svg:x2="12.311cm" svg:y2="9.774cm">
          <text:p/>
        </draw:line>
        <draw:line draw:style-name="gr7" draw:text-style-name="P2" draw:layer="layout" svg:x1="12.309cm" svg:y1="9.771cm" svg:x2="13.337cm" svg:y2="9.771cm">
          <text:p/>
        </draw:line>
        <draw:line draw:style-name="gr7" draw:text-style-name="P2" draw:layer="layout" svg:x1="13.335cm" svg:y1="9.379cm" svg:x2="13.335cm" svg:y2="9.774cm">
          <text:p/>
        </draw:line>
        <draw:line draw:style-name="gr9" draw:text-style-name="P2" draw:layer="layout" svg:x1="12.309cm" svg:y1="8.607cm" svg:x2="13.337cm" svg:y2="8.607cm">
          <text:p/>
        </draw:line>
        <draw:line draw:style-name="gr7" draw:text-style-name="P2" draw:layer="layout" svg:x1="12.311cm" svg:y1="8.603cm" svg:x2="12.311cm" svg:y2="8.998cm">
          <text:p/>
        </draw:line>
        <draw:line draw:style-name="gr7" draw:text-style-name="P2" draw:layer="layout" svg:x1="12.309cm" svg:y1="8.995cm" svg:x2="13.337cm" svg:y2="8.995cm">
          <text:p/>
        </draw:line>
        <draw:line draw:style-name="gr7" draw:text-style-name="P2" draw:layer="layout" svg:x1="13.335cm" svg:y1="8.603cm" svg:x2="13.335cm" svg:y2="8.998cm">
          <text:p/>
        </draw:line>
        <draw:frame draw:style-name="gr22" draw:text-style-name="P6" draw:layer="layout" svg:width="0.281cm" svg:height="0.319cm" svg:x="11.814cm" svg:y="8.224cm">
          <draw:text-box>
            <text:p text:style-name="P3"><text:span text:style-name="T3">О</text:span></text:p>
          </draw:text-box>
        </draw:frame>
        <draw:line draw:style-name="gr7" draw:text-style-name="P2" draw:layer="layout" svg:x1="12.309cm" svg:y1="7.866cm" svg:x2="13.337cm" svg:y2="7.866cm">
          <text:p/>
        </draw:line>
        <draw:line draw:style-name="gr7" draw:text-style-name="P2" draw:layer="layout" svg:x1="12.311cm" svg:y1="7.864cm" svg:x2="12.311cm" svg:y2="8.222cm">
          <text:p/>
        </draw:line>
        <draw:line draw:style-name="gr7" draw:text-style-name="P2" draw:layer="layout" svg:x1="12.309cm" svg:y1="8.219cm" svg:x2="13.337cm" svg:y2="8.219cm">
          <text:p/>
        </draw:line>
        <draw:line draw:style-name="gr7" draw:text-style-name="P2" draw:layer="layout" svg:x1="13.335cm" svg:y1="7.864cm" svg:x2="13.335cm" svg:y2="8.222cm">
          <text:p/>
        </draw:line>
        <draw:frame draw:style-name="gr3" draw:text-style-name="P4" draw:layer="layout" svg:width="0.211cm" svg:height="0.239cm" svg:x="12.765cm" svg:y="7.925cm">
          <draw:text-box>
            <text:p text:style-name="P3"><text:span text:style-name="T1">9</text:span></text:p>
          </draw:text-box>
        </draw:frame>
        <draw:line draw:style-name="gr7" draw:text-style-name="P2" draw:layer="layout" svg:x1="12.309cm" svg:y1="8.219cm" svg:x2="13.337cm" svg:y2="8.219cm">
          <text:p/>
        </draw:line>
        <draw:line draw:style-name="gr7" draw:text-style-name="P2" draw:layer="layout" svg:x1="12.311cm" svg:y1="8.216cm" svg:x2="12.311cm" svg:y2="8.612cm">
          <text:p/>
        </draw:line>
        <draw:line draw:style-name="gr9" draw:text-style-name="P2" draw:layer="layout" svg:x1="12.309cm" svg:y1="8.607cm" svg:x2="13.337cm" svg:y2="8.607cm">
          <text:p/>
        </draw:line>
        <draw:line draw:style-name="gr7" draw:text-style-name="P2" draw:layer="layout" svg:x1="13.335cm" svg:y1="8.216cm" svg:x2="13.335cm" svg:y2="8.612cm">
          <text:p/>
        </draw:line>
        <draw:line draw:style-name="gr7" draw:text-style-name="P2" draw:layer="layout" svg:x1="12.309cm" svg:y1="9.771cm" svg:x2="13.337cm" svg:y2="9.771cm">
          <text:p/>
        </draw:line>
        <draw:line draw:style-name="gr7" draw:text-style-name="P2" draw:layer="layout" svg:x1="12.311cm" svg:y1="9.769cm" svg:x2="12.311cm" svg:y2="10.164cm">
          <text:p/>
        </draw:line>
        <draw:line draw:style-name="gr9" draw:text-style-name="P2" draw:layer="layout" svg:x1="12.309cm" svg:y1="10.16cm" svg:x2="13.337cm" svg:y2="10.16cm">
          <text:p/>
        </draw:line>
        <draw:line draw:style-name="gr7" draw:text-style-name="P2" draw:layer="layout" svg:x1="13.335cm" svg:y1="9.769cm" svg:x2="13.335cm" svg:y2="10.164cm">
          <text:p/>
        </draw:line>
        <draw:line draw:style-name="gr9" draw:text-style-name="P2" draw:layer="layout" svg:x1="12.309cm" svg:y1="10.16cm" svg:x2="13.337cm" svg:y2="10.16cm">
          <text:p/>
        </draw:line>
        <draw:line draw:style-name="gr7" draw:text-style-name="P2" draw:layer="layout" svg:x1="12.311cm" svg:y1="10.155cm" svg:x2="12.311cm" svg:y2="10.55cm">
          <text:p/>
        </draw:line>
        <draw:line draw:style-name="gr7" draw:text-style-name="P2" draw:layer="layout" svg:x1="12.309cm" svg:y1="10.548cm" svg:x2="13.337cm" svg:y2="10.548cm">
          <text:p/>
        </draw:line>
        <draw:line draw:style-name="gr7" draw:text-style-name="P2" draw:layer="layout" svg:x1="13.335cm" svg:y1="10.155cm" svg:x2="13.335cm" svg:y2="10.55cm">
          <text:p/>
        </draw:line>
        <draw:line draw:style-name="gr7" draw:text-style-name="P2" draw:layer="layout" svg:x1="12.309cm" svg:y1="10.548cm" svg:x2="13.337cm" svg:y2="10.548cm">
          <text:p/>
        </draw:line>
        <draw:line draw:style-name="gr7" draw:text-style-name="P2" draw:layer="layout" svg:x1="12.311cm" svg:y1="10.545cm" svg:x2="12.311cm" svg:y2="10.94cm">
          <text:p/>
        </draw:line>
        <draw:line draw:style-name="gr9" draw:text-style-name="P2" draw:layer="layout" svg:x1="12.309cm" svg:y1="10.936cm" svg:x2="13.337cm" svg:y2="10.936cm">
          <text:p/>
        </draw:line>
        <draw:line draw:style-name="gr7" draw:text-style-name="P2" draw:layer="layout" svg:x1="13.335cm" svg:y1="10.545cm" svg:x2="13.335cm" svg:y2="10.94cm">
          <text:p/>
        </draw:line>
        <draw:line draw:style-name="gr9" draw:text-style-name="P2" draw:layer="layout" svg:x1="12.309cm" svg:y1="10.936cm" svg:x2="13.337cm" svg:y2="10.936cm">
          <text:p/>
        </draw:line>
        <draw:line draw:style-name="gr7" draw:text-style-name="P2" draw:layer="layout" svg:x1="12.311cm" svg:y1="10.931cm" svg:x2="12.311cm" svg:y2="11.326cm">
          <text:p/>
        </draw:line>
        <draw:line draw:style-name="gr7" draw:text-style-name="P2" draw:layer="layout" svg:x1="12.309cm" svg:y1="11.324cm" svg:x2="13.337cm" svg:y2="11.324cm">
          <text:p/>
        </draw:line>
        <draw:line draw:style-name="gr7" draw:text-style-name="P2" draw:layer="layout" svg:x1="13.335cm" svg:y1="10.931cm" svg:x2="13.335cm" svg:y2="11.326cm">
          <text:p/>
        </draw:line>
        <draw:frame draw:style-name="gr23" draw:text-style-name="P6" draw:layer="layout" svg:width="0.552cm" svg:height="0.319cm" svg:x="12.549cm" svg:y="8.224cm">
          <draw:text-box>
            <text:p text:style-name="P3"><text:span text:style-name="T3">66.0</text:span></text:p>
          </draw:text-box>
        </draw:frame>
        <draw:line draw:style-name="gr7" draw:text-style-name="P2" draw:layer="layout" svg:x1="13.332cm" svg:y1="8.219cm" svg:x2="14.113cm" svg:y2="8.219cm">
          <text:p/>
        </draw:line>
        <draw:line draw:style-name="gr7" draw:text-style-name="P2" draw:layer="layout" svg:x1="13.335cm" svg:y1="8.216cm" svg:x2="13.335cm" svg:y2="8.612cm">
          <text:p/>
        </draw:line>
        <draw:line draw:style-name="gr9" draw:text-style-name="P2" draw:layer="layout" svg:x1="13.332cm" svg:y1="8.607cm" svg:x2="14.113cm" svg:y2="8.607cm">
          <text:p/>
        </draw:line>
        <draw:line draw:style-name="gr7" draw:text-style-name="P2" draw:layer="layout" svg:x1="14.111cm" svg:y1="8.216cm" svg:x2="14.111cm" svg:y2="8.612cm">
          <text:p/>
        </draw:line>
        <draw:line draw:style-name="gr9" draw:text-style-name="P2" draw:layer="layout" svg:x1="13.332cm" svg:y1="8.607cm" svg:x2="14.113cm" svg:y2="8.607cm">
          <text:p/>
        </draw:line>
        <draw:line draw:style-name="gr7" draw:text-style-name="P2" draw:layer="layout" svg:x1="13.335cm" svg:y1="8.603cm" svg:x2="13.335cm" svg:y2="8.998cm">
          <text:p/>
        </draw:line>
        <draw:line draw:style-name="gr7" draw:text-style-name="P2" draw:layer="layout" svg:x1="13.332cm" svg:y1="8.995cm" svg:x2="14.113cm" svg:y2="8.995cm">
          <text:p/>
        </draw:line>
        <draw:line draw:style-name="gr7" draw:text-style-name="P2" draw:layer="layout" svg:x1="14.111cm" svg:y1="8.603cm" svg:x2="14.111cm" svg:y2="8.998cm">
          <text:p/>
        </draw:line>
        <draw:line draw:style-name="gr9" draw:text-style-name="P2" draw:layer="layout" svg:x1="13.332cm" svg:y1="10.936cm" svg:x2="14.113cm" svg:y2="10.936cm">
          <text:p/>
        </draw:line>
        <draw:line draw:style-name="gr7" draw:text-style-name="P2" draw:layer="layout" svg:x1="13.335cm" svg:y1="10.931cm" svg:x2="13.335cm" svg:y2="11.326cm">
          <text:p/>
        </draw:line>
        <draw:line draw:style-name="gr7" draw:text-style-name="P2" draw:layer="layout" svg:x1="13.332cm" svg:y1="11.324cm" svg:x2="14.113cm" svg:y2="11.324cm">
          <text:p/>
        </draw:line>
        <draw:line draw:style-name="gr7" draw:text-style-name="P2" draw:layer="layout" svg:x1="14.111cm" svg:y1="10.931cm" svg:x2="14.111cm" svg:y2="11.326cm">
          <text:p/>
        </draw:line>
        <draw:line draw:style-name="gr9" draw:text-style-name="P2" draw:layer="layout" svg:x1="13.332cm" svg:y1="10.16cm" svg:x2="14.113cm" svg:y2="10.16cm">
          <text:p/>
        </draw:line>
        <draw:line draw:style-name="gr7" draw:text-style-name="P2" draw:layer="layout" svg:x1="13.335cm" svg:y1="10.155cm" svg:x2="13.335cm" svg:y2="10.55cm">
          <text:p/>
        </draw:line>
        <draw:line draw:style-name="gr7" draw:text-style-name="P2" draw:layer="layout" svg:x1="13.332cm" svg:y1="10.548cm" svg:x2="14.113cm" svg:y2="10.548cm">
          <text:p/>
        </draw:line>
        <draw:line draw:style-name="gr7" draw:text-style-name="P2" draw:layer="layout" svg:x1="14.111cm" svg:y1="10.155cm" svg:x2="14.111cm" svg:y2="10.55cm">
          <text:p/>
        </draw:line>
        <draw:line draw:style-name="gr9" draw:text-style-name="P2" draw:layer="layout" svg:x1="13.332cm" svg:y1="9.383cm" svg:x2="14.113cm" svg:y2="9.383cm">
          <text:p/>
        </draw:line>
        <draw:line draw:style-name="gr7" draw:text-style-name="P2" draw:layer="layout" svg:x1="13.335cm" svg:y1="9.379cm" svg:x2="13.335cm" svg:y2="9.774cm">
          <text:p/>
        </draw:line>
        <draw:line draw:style-name="gr7" draw:text-style-name="P2" draw:layer="layout" svg:x1="13.332cm" svg:y1="9.771cm" svg:x2="14.113cm" svg:y2="9.771cm">
          <text:p/>
        </draw:line>
        <draw:line draw:style-name="gr7" draw:text-style-name="P2" draw:layer="layout" svg:x1="14.111cm" svg:y1="9.379cm" svg:x2="14.111cm" svg:y2="9.774cm">
          <text:p/>
        </draw:line>
        <draw:line draw:style-name="gr7" draw:text-style-name="P2" draw:layer="layout" svg:x1="13.332cm" svg:y1="8.995cm" svg:x2="14.113cm" svg:y2="8.995cm">
          <text:p/>
        </draw:line>
        <draw:line draw:style-name="gr7" draw:text-style-name="P2" draw:layer="layout" svg:x1="13.335cm" svg:y1="8.993cm" svg:x2="13.335cm" svg:y2="9.388cm">
          <text:p/>
        </draw:line>
        <draw:line draw:style-name="gr9" draw:text-style-name="P2" draw:layer="layout" svg:x1="13.332cm" svg:y1="9.383cm" svg:x2="14.113cm" svg:y2="9.383cm">
          <text:p/>
        </draw:line>
        <draw:line draw:style-name="gr7" draw:text-style-name="P2" draw:layer="layout" svg:x1="14.111cm" svg:y1="8.993cm" svg:x2="14.111cm" svg:y2="9.388cm">
          <text:p/>
        </draw:line>
        <draw:frame draw:style-name="gr22" draw:text-style-name="P6" draw:layer="layout" svg:width="0.281cm" svg:height="0.319cm" svg:x="13.645cm" svg:y="8.224cm">
          <draw:text-box>
            <text:p text:style-name="P3"><text:span text:style-name="T3">4</text:span></text:p>
          </draw:text-box>
        </draw:frame>
        <draw:line draw:style-name="gr7" draw:text-style-name="P2" draw:layer="layout" svg:x1="13.332cm" svg:y1="7.866cm" svg:x2="14.113cm" svg:y2="7.866cm">
          <text:p/>
        </draw:line>
        <draw:line draw:style-name="gr7" draw:text-style-name="P2" draw:layer="layout" svg:x1="13.335cm" svg:y1="7.864cm" svg:x2="13.335cm" svg:y2="8.222cm">
          <text:p/>
        </draw:line>
        <draw:line draw:style-name="gr7" draw:text-style-name="P2" draw:layer="layout" svg:x1="13.332cm" svg:y1="8.219cm" svg:x2="14.113cm" svg:y2="8.219cm">
          <text:p/>
        </draw:line>
        <draw:line draw:style-name="gr7" draw:text-style-name="P2" draw:layer="layout" svg:x1="14.111cm" svg:y1="7.864cm" svg:x2="14.111cm" svg:y2="8.222cm">
          <text:p/>
        </draw:line>
        <draw:line draw:style-name="gr7" draw:text-style-name="P2" draw:layer="layout" svg:x1="13.332cm" svg:y1="9.771cm" svg:x2="14.113cm" svg:y2="9.771cm">
          <text:p/>
        </draw:line>
        <draw:line draw:style-name="gr7" draw:text-style-name="P2" draw:layer="layout" svg:x1="13.335cm" svg:y1="9.769cm" svg:x2="13.335cm" svg:y2="10.164cm">
          <text:p/>
        </draw:line>
        <draw:line draw:style-name="gr9" draw:text-style-name="P2" draw:layer="layout" svg:x1="13.332cm" svg:y1="10.16cm" svg:x2="14.113cm" svg:y2="10.16cm">
          <text:p/>
        </draw:line>
        <draw:line draw:style-name="gr7" draw:text-style-name="P2" draw:layer="layout" svg:x1="14.111cm" svg:y1="9.769cm" svg:x2="14.111cm" svg:y2="10.164cm">
          <text:p/>
        </draw:line>
        <draw:line draw:style-name="gr7" draw:text-style-name="P2" draw:layer="layout" svg:x1="13.332cm" svg:y1="10.548cm" svg:x2="14.113cm" svg:y2="10.548cm">
          <text:p/>
        </draw:line>
        <draw:line draw:style-name="gr7" draw:text-style-name="P2" draw:layer="layout" svg:x1="13.335cm" svg:y1="10.545cm" svg:x2="13.335cm" svg:y2="10.94cm">
          <text:p/>
        </draw:line>
        <draw:line draw:style-name="gr9" draw:text-style-name="P2" draw:layer="layout" svg:x1="13.332cm" svg:y1="10.936cm" svg:x2="14.113cm" svg:y2="10.936cm">
          <text:p/>
        </draw:line>
        <draw:line draw:style-name="gr7" draw:text-style-name="P2" draw:layer="layout" svg:x1="14.111cm" svg:y1="10.545cm" svg:x2="14.111cm" svg:y2="10.94cm">
          <text:p/>
        </draw:line>
        <draw:line draw:style-name="gr7" draw:text-style-name="P2" draw:layer="layout" svg:x1="14.108cm" svg:y1="9.771cm" svg:x2="15.419cm" svg:y2="9.771cm">
          <text:p/>
        </draw:line>
        <draw:line draw:style-name="gr7" draw:text-style-name="P2" draw:layer="layout" svg:x1="14.111cm" svg:y1="9.769cm" svg:x2="14.111cm" svg:y2="10.164cm">
          <text:p/>
        </draw:line>
        <draw:line draw:style-name="gr9" draw:text-style-name="P2" draw:layer="layout" svg:x1="14.108cm" svg:y1="10.16cm" svg:x2="15.419cm" svg:y2="10.16cm">
          <text:p/>
        </draw:line>
        <draw:line draw:style-name="gr7" draw:text-style-name="P2" draw:layer="layout" svg:x1="15.416cm" svg:y1="9.769cm" svg:x2="15.416cm" svg:y2="10.164cm">
          <text:p/>
        </draw:line>
        <draw:line draw:style-name="gr9" draw:text-style-name="P2" draw:layer="layout" svg:x1="14.108cm" svg:y1="8.607cm" svg:x2="15.419cm" svg:y2="8.607cm">
          <text:p/>
        </draw:line>
        <draw:line draw:style-name="gr7" draw:text-style-name="P2" draw:layer="layout" svg:x1="14.111cm" svg:y1="8.603cm" svg:x2="14.111cm" svg:y2="8.998cm">
          <text:p/>
        </draw:line>
        <draw:line draw:style-name="gr7" draw:text-style-name="P2" draw:layer="layout" svg:x1="14.108cm" svg:y1="8.995cm" svg:x2="15.419cm" svg:y2="8.995cm">
          <text:p/>
        </draw:line>
        <draw:line draw:style-name="gr7" draw:text-style-name="P2" draw:layer="layout" svg:x1="15.416cm" svg:y1="8.603cm" svg:x2="15.416cm" svg:y2="8.998cm">
          <text:p/>
        </draw:line>
        <draw:line draw:style-name="gr9" draw:text-style-name="P2" draw:layer="layout" svg:x1="14.108cm" svg:y1="10.936cm" svg:x2="15.419cm" svg:y2="10.936cm">
          <text:p/>
        </draw:line>
        <draw:line draw:style-name="gr7" draw:text-style-name="P2" draw:layer="layout" svg:x1="14.111cm" svg:y1="10.931cm" svg:x2="14.111cm" svg:y2="11.326cm">
          <text:p/>
        </draw:line>
        <draw:line draw:style-name="gr7" draw:text-style-name="P2" draw:layer="layout" svg:x1="14.108cm" svg:y1="11.324cm" svg:x2="15.419cm" svg:y2="11.324cm">
          <text:p/>
        </draw:line>
        <draw:line draw:style-name="gr7" draw:text-style-name="P2" draw:layer="layout" svg:x1="15.416cm" svg:y1="10.931cm" svg:x2="15.416cm" svg:y2="11.326cm">
          <text:p/>
        </draw:line>
        <draw:line draw:style-name="gr9" draw:text-style-name="P2" draw:layer="layout" svg:x1="14.108cm" svg:y1="9.383cm" svg:x2="15.419cm" svg:y2="9.383cm">
          <text:p/>
        </draw:line>
        <draw:line draw:style-name="gr7" draw:text-style-name="P2" draw:layer="layout" svg:x1="14.111cm" svg:y1="9.379cm" svg:x2="14.111cm" svg:y2="9.774cm">
          <text:p/>
        </draw:line>
        <draw:line draw:style-name="gr7" draw:text-style-name="P2" draw:layer="layout" svg:x1="14.108cm" svg:y1="9.771cm" svg:x2="15.419cm" svg:y2="9.771cm">
          <text:p/>
        </draw:line>
        <draw:line draw:style-name="gr7" draw:text-style-name="P2" draw:layer="layout" svg:x1="15.416cm" svg:y1="9.379cm" svg:x2="15.416cm" svg:y2="9.774cm">
          <text:p/>
        </draw:line>
        <draw:line draw:style-name="gr9" draw:text-style-name="P2" draw:layer="layout" svg:x1="14.108cm" svg:y1="10.16cm" svg:x2="15.419cm" svg:y2="10.16cm">
          <text:p/>
        </draw:line>
        <draw:line draw:style-name="gr7" draw:text-style-name="P2" draw:layer="layout" svg:x1="14.111cm" svg:y1="10.155cm" svg:x2="14.111cm" svg:y2="10.55cm">
          <text:p/>
        </draw:line>
        <draw:line draw:style-name="gr7" draw:text-style-name="P2" draw:layer="layout" svg:x1="14.108cm" svg:y1="10.548cm" svg:x2="15.419cm" svg:y2="10.548cm">
          <text:p/>
        </draw:line>
        <draw:line draw:style-name="gr7" draw:text-style-name="P2" draw:layer="layout" svg:x1="15.416cm" svg:y1="10.155cm" svg:x2="15.416cm" svg:y2="10.55cm">
          <text:p/>
        </draw:line>
        <draw:line draw:style-name="gr7" draw:text-style-name="P2" draw:layer="layout" svg:x1="14.108cm" svg:y1="10.548cm" svg:x2="15.419cm" svg:y2="10.548cm">
          <text:p/>
        </draw:line>
        <draw:line draw:style-name="gr7" draw:text-style-name="P2" draw:layer="layout" svg:x1="14.111cm" svg:y1="10.545cm" svg:x2="14.111cm" svg:y2="10.94cm">
          <text:p/>
        </draw:line>
        <draw:line draw:style-name="gr9" draw:text-style-name="P2" draw:layer="layout" svg:x1="14.108cm" svg:y1="10.936cm" svg:x2="15.419cm" svg:y2="10.936cm">
          <text:p/>
        </draw:line>
        <draw:line draw:style-name="gr7" draw:text-style-name="P2" draw:layer="layout" svg:x1="15.416cm" svg:y1="10.545cm" svg:x2="15.416cm" svg:y2="10.94cm">
          <text:p/>
        </draw:line>
        <draw:frame draw:style-name="gr24" draw:text-style-name="P4" draw:layer="layout" svg:width="0.239cm" svg:height="0.239cm" svg:x="13.605cm" svg:y="7.925cm">
          <draw:text-box>
            <text:p text:style-name="P3"><text:span text:style-name="T1">10</text:span></text:p>
          </draw:text-box>
        </draw:frame>
        <draw:line draw:style-name="gr7" draw:text-style-name="P2" draw:layer="layout" svg:x1="14.108cm" svg:y1="7.866cm" svg:x2="15.419cm" svg:y2="7.866cm">
          <text:p/>
        </draw:line>
        <draw:line draw:style-name="gr7" draw:text-style-name="P2" draw:layer="layout" svg:x1="14.111cm" svg:y1="7.864cm" svg:x2="14.111cm" svg:y2="8.222cm">
          <text:p/>
        </draw:line>
        <draw:line draw:style-name="gr7" draw:text-style-name="P2" draw:layer="layout" svg:x1="14.108cm" svg:y1="8.219cm" svg:x2="15.419cm" svg:y2="8.219cm">
          <text:p/>
        </draw:line>
        <draw:line draw:style-name="gr7" draw:text-style-name="P2" draw:layer="layout" svg:x1="15.416cm" svg:y1="7.864cm" svg:x2="15.416cm" svg:y2="8.222cm">
          <text:p/>
        </draw:line>
        <draw:line draw:style-name="gr7" draw:text-style-name="P2" draw:layer="layout" svg:x1="14.108cm" svg:y1="8.995cm" svg:x2="15.419cm" svg:y2="8.995cm">
          <text:p/>
        </draw:line>
        <draw:line draw:style-name="gr7" draw:text-style-name="P2" draw:layer="layout" svg:x1="14.111cm" svg:y1="8.993cm" svg:x2="14.111cm" svg:y2="9.388cm">
          <text:p/>
        </draw:line>
        <draw:line draw:style-name="gr9" draw:text-style-name="P2" draw:layer="layout" svg:x1="14.108cm" svg:y1="9.383cm" svg:x2="15.419cm" svg:y2="9.383cm">
          <text:p/>
        </draw:line>
        <draw:line draw:style-name="gr7" draw:text-style-name="P2" draw:layer="layout" svg:x1="15.416cm" svg:y1="8.993cm" svg:x2="15.416cm" svg:y2="9.388cm">
          <text:p/>
        </draw:line>
        <draw:frame draw:style-name="gr24" draw:text-style-name="P4" draw:layer="layout" svg:width="0.239cm" svg:height="0.239cm" svg:x="14.646cm" svg:y="7.925cm">
          <draw:text-box>
            <text:p text:style-name="P3"><text:span text:style-name="T1">11</text:span></text:p>
          </draw:text-box>
        </draw:frame>
        <draw:line draw:style-name="gr7" draw:text-style-name="P2" draw:layer="layout" svg:x1="14.108cm" svg:y1="8.219cm" svg:x2="15.419cm" svg:y2="8.219cm">
          <text:p/>
        </draw:line>
        <draw:line draw:style-name="gr7" draw:text-style-name="P2" draw:layer="layout" svg:x1="14.111cm" svg:y1="8.216cm" svg:x2="14.111cm" svg:y2="8.612cm">
          <text:p/>
        </draw:line>
        <draw:line draw:style-name="gr9" draw:text-style-name="P2" draw:layer="layout" svg:x1="14.108cm" svg:y1="8.607cm" svg:x2="15.419cm" svg:y2="8.607cm">
          <text:p/>
        </draw:line>
        <draw:line draw:style-name="gr7" draw:text-style-name="P2" draw:layer="layout" svg:x1="15.416cm" svg:y1="8.216cm" svg:x2="15.416cm" svg:y2="8.612cm">
          <text:p/>
        </draw:line>
        <draw:line draw:style-name="gr9" draw:text-style-name="P2" draw:layer="layout" svg:x1="15.413cm" svg:y1="10.936cm" svg:x2="16.442cm" svg:y2="10.936cm">
          <text:p/>
        </draw:line>
        <draw:line draw:style-name="gr7" draw:text-style-name="P2" draw:layer="layout" svg:x1="15.416cm" svg:y1="10.931cm" svg:x2="15.416cm" svg:y2="11.326cm">
          <text:p/>
        </draw:line>
        <draw:line draw:style-name="gr7" draw:text-style-name="P2" draw:layer="layout" svg:x1="15.413cm" svg:y1="11.324cm" svg:x2="16.442cm" svg:y2="11.324cm">
          <text:p/>
        </draw:line>
        <draw:line draw:style-name="gr7" draw:text-style-name="P2" draw:layer="layout" svg:x1="16.439cm" svg:y1="10.931cm" svg:x2="16.439cm" svg:y2="11.326cm">
          <text:p/>
        </draw:line>
        <draw:line draw:style-name="gr9" draw:text-style-name="P2" draw:layer="layout" svg:x1="15.413cm" svg:y1="9.383cm" svg:x2="16.442cm" svg:y2="9.383cm">
          <text:p/>
        </draw:line>
        <draw:line draw:style-name="gr7" draw:text-style-name="P2" draw:layer="layout" svg:x1="15.416cm" svg:y1="9.379cm" svg:x2="15.416cm" svg:y2="9.774cm">
          <text:p/>
        </draw:line>
        <draw:line draw:style-name="gr7" draw:text-style-name="P2" draw:layer="layout" svg:x1="15.413cm" svg:y1="9.771cm" svg:x2="16.442cm" svg:y2="9.771cm">
          <text:p/>
        </draw:line>
        <draw:line draw:style-name="gr7" draw:text-style-name="P2" draw:layer="layout" svg:x1="16.439cm" svg:y1="9.379cm" svg:x2="16.439cm" svg:y2="9.774cm">
          <text:p/>
        </draw:line>
        <draw:line draw:style-name="gr7" draw:text-style-name="P2" draw:layer="layout" svg:x1="15.413cm" svg:y1="8.219cm" svg:x2="16.442cm" svg:y2="8.219cm">
          <text:p/>
        </draw:line>
        <draw:line draw:style-name="gr7" draw:text-style-name="P2" draw:layer="layout" svg:x1="15.416cm" svg:y1="8.216cm" svg:x2="15.416cm" svg:y2="8.612cm">
          <text:p/>
        </draw:line>
        <draw:line draw:style-name="gr9" draw:text-style-name="P2" draw:layer="layout" svg:x1="15.413cm" svg:y1="8.607cm" svg:x2="16.442cm" svg:y2="8.607cm">
          <text:p/>
        </draw:line>
        <draw:line draw:style-name="gr7" draw:text-style-name="P2" draw:layer="layout" svg:x1="16.439cm" svg:y1="8.216cm" svg:x2="16.439cm" svg:y2="8.612cm">
          <text:p/>
        </draw:line>
        <draw:line draw:style-name="gr9" draw:text-style-name="P2" draw:layer="layout" svg:x1="15.413cm" svg:y1="8.607cm" svg:x2="16.442cm" svg:y2="8.607cm">
          <text:p/>
        </draw:line>
        <draw:line draw:style-name="gr7" draw:text-style-name="P2" draw:layer="layout" svg:x1="15.416cm" svg:y1="8.603cm" svg:x2="15.416cm" svg:y2="8.998cm">
          <text:p/>
        </draw:line>
        <draw:line draw:style-name="gr7" draw:text-style-name="P2" draw:layer="layout" svg:x1="15.413cm" svg:y1="8.995cm" svg:x2="16.442cm" svg:y2="8.995cm">
          <text:p/>
        </draw:line>
        <draw:line draw:style-name="gr7" draw:text-style-name="P2" draw:layer="layout" svg:x1="16.439cm" svg:y1="8.603cm" svg:x2="16.439cm" svg:y2="8.998cm">
          <text:p/>
        </draw:line>
        <draw:frame draw:style-name="gr25" draw:text-style-name="P6" draw:layer="layout" svg:width="1.026cm" svg:height="0.319cm" svg:x="14.254cm" svg:y="8.233cm">
          <draw:text-box>
            <text:p text:style-name="P3"><text:span text:style-name="T3">27.9/27.</text:span></text:p>
          </draw:text-box>
        </draw:frame>
        <draw:line draw:style-name="gr7" draw:text-style-name="P2" draw:layer="layout" svg:x1="15.413cm" svg:y1="7.866cm" svg:x2="16.442cm" svg:y2="7.866cm">
          <text:p/>
        </draw:line>
        <draw:line draw:style-name="gr7" draw:text-style-name="P2" draw:layer="layout" svg:x1="15.416cm" svg:y1="7.864cm" svg:x2="15.416cm" svg:y2="8.222cm">
          <text:p/>
        </draw:line>
        <draw:line draw:style-name="gr7" draw:text-style-name="P2" draw:layer="layout" svg:x1="15.413cm" svg:y1="8.219cm" svg:x2="16.442cm" svg:y2="8.219cm">
          <text:p/>
        </draw:line>
        <draw:line draw:style-name="gr7" draw:text-style-name="P2" draw:layer="layout" svg:x1="16.439cm" svg:y1="7.864cm" svg:x2="16.439cm" svg:y2="8.222cm">
          <text:p/>
        </draw:line>
        <draw:line draw:style-name="gr7" draw:text-style-name="P2" draw:layer="layout" svg:x1="15.413cm" svg:y1="8.995cm" svg:x2="16.442cm" svg:y2="8.995cm">
          <text:p/>
        </draw:line>
        <draw:line draw:style-name="gr7" draw:text-style-name="P2" draw:layer="layout" svg:x1="15.416cm" svg:y1="8.993cm" svg:x2="15.416cm" svg:y2="9.388cm">
          <text:p/>
        </draw:line>
        <draw:line draw:style-name="gr9" draw:text-style-name="P2" draw:layer="layout" svg:x1="15.413cm" svg:y1="9.383cm" svg:x2="16.442cm" svg:y2="9.383cm">
          <text:p/>
        </draw:line>
        <draw:line draw:style-name="gr7" draw:text-style-name="P2" draw:layer="layout" svg:x1="16.439cm" svg:y1="8.993cm" svg:x2="16.439cm" svg:y2="9.388cm">
          <text:p/>
        </draw:line>
        <draw:line draw:style-name="gr7" draw:text-style-name="P2" draw:layer="layout" svg:x1="15.413cm" svg:y1="10.548cm" svg:x2="16.442cm" svg:y2="10.548cm">
          <text:p/>
        </draw:line>
        <draw:line draw:style-name="gr7" draw:text-style-name="P2" draw:layer="layout" svg:x1="15.416cm" svg:y1="10.545cm" svg:x2="15.416cm" svg:y2="10.94cm">
          <text:p/>
        </draw:line>
        <draw:line draw:style-name="gr9" draw:text-style-name="P2" draw:layer="layout" svg:x1="15.413cm" svg:y1="10.936cm" svg:x2="16.442cm" svg:y2="10.936cm">
          <text:p/>
        </draw:line>
        <draw:line draw:style-name="gr7" draw:text-style-name="P2" draw:layer="layout" svg:x1="16.439cm" svg:y1="10.545cm" svg:x2="16.439cm" svg:y2="10.94cm">
          <text:p/>
        </draw:line>
        <draw:line draw:style-name="gr9" draw:text-style-name="P2" draw:layer="layout" svg:x1="15.413cm" svg:y1="10.16cm" svg:x2="16.442cm" svg:y2="10.16cm">
          <text:p/>
        </draw:line>
        <draw:line draw:style-name="gr7" draw:text-style-name="P2" draw:layer="layout" svg:x1="15.416cm" svg:y1="10.155cm" svg:x2="15.416cm" svg:y2="10.55cm">
          <text:p/>
        </draw:line>
        <draw:line draw:style-name="gr7" draw:text-style-name="P2" draw:layer="layout" svg:x1="15.413cm" svg:y1="10.548cm" svg:x2="16.442cm" svg:y2="10.548cm">
          <text:p/>
        </draw:line>
        <draw:line draw:style-name="gr7" draw:text-style-name="P2" draw:layer="layout" svg:x1="16.439cm" svg:y1="10.155cm" svg:x2="16.439cm" svg:y2="10.55cm">
          <text:p/>
        </draw:line>
        <draw:line draw:style-name="gr7" draw:text-style-name="P2" draw:layer="layout" svg:x1="15.413cm" svg:y1="9.771cm" svg:x2="16.442cm" svg:y2="9.771cm">
          <text:p/>
        </draw:line>
        <draw:line draw:style-name="gr7" draw:text-style-name="P2" draw:layer="layout" svg:x1="15.416cm" svg:y1="9.769cm" svg:x2="15.416cm" svg:y2="10.164cm">
          <text:p/>
        </draw:line>
        <draw:line draw:style-name="gr9" draw:text-style-name="P2" draw:layer="layout" svg:x1="15.413cm" svg:y1="10.16cm" svg:x2="16.442cm" svg:y2="10.16cm">
          <text:p/>
        </draw:line>
        <draw:line draw:style-name="gr7" draw:text-style-name="P2" draw:layer="layout" svg:x1="16.439cm" svg:y1="9.769cm" svg:x2="16.439cm" svg:y2="10.164cm">
          <text:p/>
        </draw:line>
        <draw:line draw:style-name="gr9" draw:text-style-name="P2" draw:layer="layout" svg:x1="16.436cm" svg:y1="10.16cm" svg:x2="18.841cm" svg:y2="10.16cm">
          <text:p/>
        </draw:line>
        <draw:line draw:style-name="gr7" draw:text-style-name="P2" draw:layer="layout" svg:x1="16.439cm" svg:y1="10.155cm" svg:x2="16.439cm" svg:y2="10.55cm">
          <text:p/>
        </draw:line>
        <draw:line draw:style-name="gr7" draw:text-style-name="P2" draw:layer="layout" svg:x1="16.436cm" svg:y1="10.548cm" svg:x2="18.841cm" svg:y2="10.548cm">
          <text:p/>
        </draw:line>
        <draw:line draw:style-name="gr7" draw:text-style-name="P2" draw:layer="layout" svg:x1="18.838cm" svg:y1="10.155cm" svg:x2="18.838cm" svg:y2="10.55cm">
          <text:p/>
        </draw:line>
        <draw:line draw:style-name="gr7" draw:text-style-name="P2" draw:layer="layout" svg:x1="16.436cm" svg:y1="9.771cm" svg:x2="18.841cm" svg:y2="9.771cm">
          <text:p/>
        </draw:line>
        <draw:line draw:style-name="gr7" draw:text-style-name="P2" draw:layer="layout" svg:x1="16.439cm" svg:y1="9.769cm" svg:x2="16.439cm" svg:y2="10.164cm">
          <text:p/>
        </draw:line>
        <draw:line draw:style-name="gr9" draw:text-style-name="P2" draw:layer="layout" svg:x1="16.436cm" svg:y1="10.16cm" svg:x2="18.841cm" svg:y2="10.16cm">
          <text:p/>
        </draw:line>
        <draw:line draw:style-name="gr7" draw:text-style-name="P2" draw:layer="layout" svg:x1="18.838cm" svg:y1="9.769cm" svg:x2="18.838cm" svg:y2="10.164cm">
          <text:p/>
        </draw:line>
        <draw:line draw:style-name="gr7" draw:text-style-name="P2" draw:layer="layout" svg:x1="16.436cm" svg:y1="10.548cm" svg:x2="18.841cm" svg:y2="10.548cm">
          <text:p/>
        </draw:line>
        <draw:line draw:style-name="gr7" draw:text-style-name="P2" draw:layer="layout" svg:x1="16.439cm" svg:y1="10.545cm" svg:x2="16.439cm" svg:y2="10.94cm">
          <text:p/>
        </draw:line>
        <draw:line draw:style-name="gr9" draw:text-style-name="P2" draw:layer="layout" svg:x1="16.436cm" svg:y1="10.936cm" svg:x2="18.841cm" svg:y2="10.936cm">
          <text:p/>
        </draw:line>
        <draw:line draw:style-name="gr7" draw:text-style-name="P2" draw:layer="layout" svg:x1="18.838cm" svg:y1="10.545cm" svg:x2="18.838cm" svg:y2="10.94cm">
          <text:p/>
        </draw:line>
        <draw:line draw:style-name="gr9" draw:text-style-name="P2" draw:layer="layout" svg:x1="16.436cm" svg:y1="9.383cm" svg:x2="18.841cm" svg:y2="9.383cm">
          <text:p/>
        </draw:line>
        <draw:line draw:style-name="gr7" draw:text-style-name="P2" draw:layer="layout" svg:x1="16.439cm" svg:y1="9.379cm" svg:x2="16.439cm" svg:y2="9.774cm">
          <text:p/>
        </draw:line>
        <draw:line draw:style-name="gr7" draw:text-style-name="P2" draw:layer="layout" svg:x1="16.436cm" svg:y1="9.771cm" svg:x2="18.841cm" svg:y2="9.771cm">
          <text:p/>
        </draw:line>
        <draw:line draw:style-name="gr7" draw:text-style-name="P2" draw:layer="layout" svg:x1="18.838cm" svg:y1="9.379cm" svg:x2="18.838cm" svg:y2="9.774cm">
          <text:p/>
        </draw:line>
        <draw:line draw:style-name="gr7" draw:text-style-name="P2" draw:layer="layout" svg:x1="16.436cm" svg:y1="8.995cm" svg:x2="18.841cm" svg:y2="8.995cm">
          <text:p/>
        </draw:line>
        <draw:line draw:style-name="gr7" draw:text-style-name="P2" draw:layer="layout" svg:x1="16.439cm" svg:y1="8.993cm" svg:x2="16.439cm" svg:y2="9.388cm">
          <text:p/>
        </draw:line>
        <draw:line draw:style-name="gr9" draw:text-style-name="P2" draw:layer="layout" svg:x1="16.436cm" svg:y1="9.383cm" svg:x2="18.841cm" svg:y2="9.383cm">
          <text:p/>
        </draw:line>
        <draw:line draw:style-name="gr7" draw:text-style-name="P2" draw:layer="layout" svg:x1="18.838cm" svg:y1="8.993cm" svg:x2="18.838cm" svg:y2="9.388cm">
          <text:p/>
        </draw:line>
        <draw:line draw:style-name="gr9" draw:text-style-name="P2" draw:layer="layout" svg:x1="16.436cm" svg:y1="10.936cm" svg:x2="18.841cm" svg:y2="10.936cm">
          <text:p/>
        </draw:line>
        <draw:line draw:style-name="gr7" draw:text-style-name="P2" draw:layer="layout" svg:x1="16.439cm" svg:y1="10.931cm" svg:x2="16.439cm" svg:y2="11.326cm">
          <text:p/>
        </draw:line>
        <draw:line draw:style-name="gr7" draw:text-style-name="P2" draw:layer="layout" svg:x1="16.436cm" svg:y1="11.324cm" svg:x2="18.841cm" svg:y2="11.324cm">
          <text:p/>
        </draw:line>
        <draw:line draw:style-name="gr7" draw:text-style-name="P2" draw:layer="layout" svg:x1="18.838cm" svg:y1="10.931cm" svg:x2="18.838cm" svg:y2="11.326cm">
          <text:p/>
        </draw:line>
        <draw:frame draw:style-name="gr24" draw:text-style-name="P4" draw:layer="layout" svg:width="0.239cm" svg:height="0.239cm" svg:x="15.81cm" svg:y="7.925cm">
          <draw:text-box>
            <text:p text:style-name="P3"><text:span text:style-name="T1">12</text:span></text:p>
          </draw:text-box>
        </draw:frame>
        <draw:line draw:style-name="gr7" draw:text-style-name="P2" draw:layer="layout" svg:x1="16.436cm" svg:y1="8.431cm" svg:x2="18.841cm" svg:y2="8.431cm">
          <text:p/>
        </draw:line>
        <draw:line draw:style-name="gr7" draw:text-style-name="P2" draw:layer="layout" svg:x1="16.439cm" svg:y1="8.428cm" svg:x2="16.439cm" svg:y2="8.998cm">
          <text:p/>
        </draw:line>
        <draw:line draw:style-name="gr7" draw:text-style-name="P2" draw:layer="layout" svg:x1="16.436cm" svg:y1="8.995cm" svg:x2="18.841cm" svg:y2="8.995cm">
          <text:p/>
        </draw:line>
        <draw:line draw:style-name="gr7" draw:text-style-name="P2" draw:layer="layout" svg:x1="18.838cm" svg:y1="8.428cm" svg:x2="18.838cm" svg:y2="8.998cm">
          <text:p/>
        </draw:line>
        <draw:frame draw:style-name="gr26" draw:text-style-name="P4" draw:layer="layout" svg:width="1.107cm" svg:height="0.239cm" svg:x="16.581cm" svg:y="8.595cm">
          <draw:text-box>
            <text:p text:style-name="P3"><text:span text:style-name="T1">Род вагона</text:span></text:p>
          </draw:text-box>
        </draw:frame>
        <draw:line draw:style-name="gr7" draw:text-style-name="P2" draw:layer="layout" svg:x1="18.835cm" svg:y1="8.431cm" svg:x2="20.483cm" svg:y2="8.431cm">
          <text:p/>
        </draw:line>
        <draw:line draw:style-name="gr7" draw:text-style-name="P2" draw:layer="layout" svg:x1="18.838cm" svg:y1="8.428cm" svg:x2="18.838cm" svg:y2="8.998cm">
          <text:p/>
        </draw:line>
        <draw:line draw:style-name="gr7" draw:text-style-name="P2" draw:layer="layout" svg:x1="18.835cm" svg:y1="8.995cm" svg:x2="20.483cm" svg:y2="8.995cm">
          <text:p/>
        </draw:line>
        <draw:line draw:style-name="gr6" draw:text-style-name="P2" draw:layer="layout" svg:x1="20.461cm" svg:y1="8.428cm" svg:x2="20.461cm" svg:y2="8.998cm">
          <text:p/>
        </draw:line>
        <draw:line draw:style-name="gr9" draw:text-style-name="P2" draw:layer="layout" svg:x1="18.835cm" svg:y1="10.16cm" svg:x2="20.483cm" svg:y2="10.16cm">
          <text:p/>
        </draw:line>
        <draw:line draw:style-name="gr7" draw:text-style-name="P2" draw:layer="layout" svg:x1="18.838cm" svg:y1="10.155cm" svg:x2="18.838cm" svg:y2="10.55cm">
          <text:p/>
        </draw:line>
        <draw:line draw:style-name="gr7" draw:text-style-name="P2" draw:layer="layout" svg:x1="18.835cm" svg:y1="10.548cm" svg:x2="20.483cm" svg:y2="10.548cm">
          <text:p/>
        </draw:line>
        <draw:line draw:style-name="gr6" draw:text-style-name="P2" draw:layer="layout" svg:x1="20.461cm" svg:y1="10.155cm" svg:x2="20.461cm" svg:y2="10.55cm">
          <text:p/>
        </draw:line>
        <draw:line draw:style-name="gr7" draw:text-style-name="P2" draw:layer="layout" svg:x1="18.835cm" svg:y1="8.995cm" svg:x2="20.483cm" svg:y2="8.995cm">
          <text:p/>
        </draw:line>
        <draw:line draw:style-name="gr7" draw:text-style-name="P2" draw:layer="layout" svg:x1="18.838cm" svg:y1="8.993cm" svg:x2="18.838cm" svg:y2="9.388cm">
          <text:p/>
        </draw:line>
        <draw:line draw:style-name="gr9" draw:text-style-name="P2" draw:layer="layout" svg:x1="18.835cm" svg:y1="9.383cm" svg:x2="20.483cm" svg:y2="9.383cm">
          <text:p/>
        </draw:line>
        <draw:line draw:style-name="gr6" draw:text-style-name="P2" draw:layer="layout" svg:x1="20.461cm" svg:y1="8.993cm" svg:x2="20.461cm" svg:y2="9.388cm">
          <text:p/>
        </draw:line>
        <draw:line draw:style-name="gr7" draw:text-style-name="P2" draw:layer="layout" svg:x1="18.835cm" svg:y1="9.771cm" svg:x2="20.483cm" svg:y2="9.771cm">
          <text:p/>
        </draw:line>
        <draw:line draw:style-name="gr7" draw:text-style-name="P2" draw:layer="layout" svg:x1="18.838cm" svg:y1="9.769cm" svg:x2="18.838cm" svg:y2="10.164cm">
          <text:p/>
        </draw:line>
        <draw:line draw:style-name="gr9" draw:text-style-name="P2" draw:layer="layout" svg:x1="18.835cm" svg:y1="10.16cm" svg:x2="20.483cm" svg:y2="10.16cm">
          <text:p/>
        </draw:line>
        <draw:line draw:style-name="gr6" draw:text-style-name="P2" draw:layer="layout" svg:x1="20.461cm" svg:y1="9.769cm" svg:x2="20.461cm" svg:y2="10.164cm">
          <text:p/>
        </draw:line>
        <draw:line draw:style-name="gr9" draw:text-style-name="P2" draw:layer="layout" svg:x1="18.835cm" svg:y1="9.383cm" svg:x2="20.483cm" svg:y2="9.383cm">
          <text:p/>
        </draw:line>
        <draw:line draw:style-name="gr7" draw:text-style-name="P2" draw:layer="layout" svg:x1="18.838cm" svg:y1="9.379cm" svg:x2="18.838cm" svg:y2="9.774cm">
          <text:p/>
        </draw:line>
        <draw:line draw:style-name="gr7" draw:text-style-name="P2" draw:layer="layout" svg:x1="18.835cm" svg:y1="9.771cm" svg:x2="20.483cm" svg:y2="9.771cm">
          <text:p/>
        </draw:line>
        <draw:line draw:style-name="gr6" draw:text-style-name="P2" draw:layer="layout" svg:x1="20.461cm" svg:y1="9.379cm" svg:x2="20.461cm" svg:y2="9.774cm">
          <text:p/>
        </draw:line>
        <draw:line draw:style-name="gr9" draw:text-style-name="P2" draw:layer="layout" svg:x1="18.835cm" svg:y1="10.936cm" svg:x2="20.483cm" svg:y2="10.936cm">
          <text:p/>
        </draw:line>
        <draw:line draw:style-name="gr7" draw:text-style-name="P2" draw:layer="layout" svg:x1="18.838cm" svg:y1="10.931cm" svg:x2="18.838cm" svg:y2="11.326cm">
          <text:p/>
        </draw:line>
        <draw:line draw:style-name="gr7" draw:text-style-name="P2" draw:layer="layout" svg:x1="18.835cm" svg:y1="11.324cm" svg:x2="20.483cm" svg:y2="11.324cm">
          <text:p/>
        </draw:line>
        <draw:line draw:style-name="gr6" draw:text-style-name="P2" draw:layer="layout" svg:x1="20.461cm" svg:y1="10.931cm" svg:x2="20.461cm" svg:y2="11.326cm">
          <text:p/>
        </draw:line>
        <draw:line draw:style-name="gr7" draw:text-style-name="P2" draw:layer="layout" svg:x1="18.835cm" svg:y1="10.548cm" svg:x2="20.483cm" svg:y2="10.548cm">
          <text:p/>
        </draw:line>
        <draw:line draw:style-name="gr7" draw:text-style-name="P2" draw:layer="layout" svg:x1="18.838cm" svg:y1="10.545cm" svg:x2="18.838cm" svg:y2="10.94cm">
          <text:p/>
        </draw:line>
        <draw:line draw:style-name="gr9" draw:text-style-name="P2" draw:layer="layout" svg:x1="18.835cm" svg:y1="10.936cm" svg:x2="20.483cm" svg:y2="10.936cm">
          <text:p/>
        </draw:line>
        <draw:line draw:style-name="gr6" draw:text-style-name="P2" draw:layer="layout" svg:x1="20.461cm" svg:y1="10.545cm" svg:x2="20.461cm" svg:y2="10.94cm">
          <text:p/>
        </draw:line>
        <draw:line draw:style-name="gr7" draw:text-style-name="P2" draw:layer="layout" svg:x1="0.507cm" svg:y1="11.324cm" svg:x2="10.021cm" svg:y2="11.324cm">
          <text:p/>
        </draw:line>
        <draw:line draw:style-name="gr6" draw:text-style-name="P2" draw:layer="layout" svg:x1="0.529cm" svg:y1="11.321cm" svg:x2="0.529cm" svg:y2="17.818cm">
          <text:p/>
        </draw:line>
        <draw:line draw:style-name="gr27" draw:text-style-name="P2" draw:layer="layout" svg:x1="0.507cm" svg:y1="17.815cm" svg:x2="10.021cm" svg:y2="17.815cm">
          <text:p/>
        </draw:line>
        <draw:line draw:style-name="gr7" draw:text-style-name="P2" draw:layer="layout" svg:x1="10.018cm" svg:y1="11.321cm" svg:x2="10.018cm" svg:y2="17.818cm">
          <text:p/>
        </draw:line>
        <draw:frame draw:style-name="gr28" draw:text-style-name="P4" draw:layer="layout" svg:width="0.916cm" svg:height="0.239cm" svg:x="18.979cm" svg:y="8.595cm">
          <draw:text-box>
            <text:p text:style-name="P3"><text:span text:style-name="T1">Скорость</text:span></text:p>
          </draw:text-box>
        </draw:frame>
        <draw:line draw:style-name="gr29" draw:text-style-name="P2" draw:layer="layout" svg:x1="0.507cm" svg:y1="17.815cm" svg:x2="10.021cm" svg:y2="17.815cm">
          <text:p/>
        </draw:line>
        <draw:line draw:style-name="gr6" draw:text-style-name="P2" draw:layer="layout" svg:x1="0.529cm" svg:y1="17.812cm" svg:x2="0.529cm" svg:y2="18.841cm">
          <text:p/>
        </draw:line>
        <draw:line draw:style-name="gr7" draw:text-style-name="P2" draw:layer="layout" svg:x1="0.507cm" svg:y1="18.838cm" svg:x2="10.021cm" svg:y2="18.838cm">
          <text:p/>
        </draw:line>
        <draw:line draw:style-name="gr7" draw:text-style-name="P2" draw:layer="layout" svg:x1="10.018cm" svg:y1="17.812cm" svg:x2="10.018cm" svg:y2="18.841cm">
          <text:p/>
        </draw:line>
        <draw:line draw:style-name="gr7" draw:text-style-name="P2" draw:layer="layout" svg:x1="0.507cm" svg:y1="18.838cm" svg:x2="10.021cm" svg:y2="18.838cm">
          <text:p/>
        </draw:line>
        <draw:line draw:style-name="gr6" draw:text-style-name="P2" draw:layer="layout" svg:x1="0.529cm" svg:y1="18.835cm" svg:x2="0.529cm" svg:y2="22.333cm">
          <text:p/>
        </draw:line>
        <draw:line draw:style-name="gr7" draw:text-style-name="P2" draw:layer="layout" svg:x1="0.507cm" svg:y1="22.33cm" svg:x2="10.021cm" svg:y2="22.33cm">
          <text:p/>
        </draw:line>
        <draw:line draw:style-name="gr7" draw:text-style-name="P2" draw:layer="layout" svg:x1="10.018cm" svg:y1="18.835cm" svg:x2="10.018cm" svg:y2="22.333cm">
          <text:p/>
        </draw:line>
        <draw:frame draw:style-name="gr30" draw:text-style-name="P4" draw:layer="layout" svg:width="2.352cm" svg:height="0.239cm" svg:x="0.67cm" svg:y="11.418cm">
          <draw:text-box>
            <text:p text:style-name="P3"><text:span text:style-name="T1">15 Наименование груза</text:span></text:p>
          </draw:text-box>
        </draw:frame>
        <draw:line draw:style-name="gr7" draw:text-style-name="P2" draw:layer="layout" svg:x1="0.507cm" svg:y1="22.33cm" svg:x2="10.021cm" svg:y2="22.33cm">
          <text:p/>
        </draw:line>
        <draw:line draw:style-name="gr6" draw:text-style-name="P2" draw:layer="layout" svg:x1="0.529cm" svg:y1="22.328cm" svg:x2="0.529cm" svg:y2="25.719cm">
          <text:p/>
        </draw:line>
        <draw:line draw:style-name="gr7" draw:text-style-name="P2" draw:layer="layout" svg:x1="0.507cm" svg:y1="25.717cm" svg:x2="10.021cm" svg:y2="25.717cm">
          <text:p/>
        </draw:line>
        <draw:line draw:style-name="gr7" draw:text-style-name="P2" draw:layer="layout" svg:x1="10.018cm" svg:y1="22.328cm" svg:x2="10.018cm" svg:y2="25.719cm">
          <text:p/>
        </draw:line>
        <draw:frame draw:style-name="gr31" draw:text-style-name="P4" draw:layer="layout" svg:width="3.13cm" svg:height="0.239cm" svg:x="0.67cm" svg:y="18.932cm">
          <draw:text-box>
            <text:p text:style-name="P3"><text:span text:style-name="T1">23 Уплата провозных платежей</text:span></text:p>
          </draw:text-box>
        </draw:frame>
        <draw:line draw:style-name="gr7" draw:text-style-name="P2" draw:layer="layout" svg:x1="0.507cm" svg:y1="25.717cm" svg:x2="5.258cm" svg:y2="25.717cm">
          <text:p/>
        </draw:line>
        <draw:line draw:style-name="gr6" draw:text-style-name="P2" draw:layer="layout" svg:x1="0.529cm" svg:y1="25.715cm" svg:x2="0.529cm" svg:y2="29.126cm">
          <text:p/>
        </draw:line>
        <draw:line draw:style-name="gr6" draw:text-style-name="P2" draw:layer="layout" svg:x1="0.507cm" svg:y1="29.104cm" svg:x2="5.258cm" svg:y2="29.104cm">
          <text:p/>
        </draw:line>
        <draw:line draw:style-name="gr7" draw:text-style-name="P2" draw:layer="layout" svg:x1="5.256cm" svg:y1="25.715cm" svg:x2="5.256cm" svg:y2="29.126cm">
          <text:p/>
        </draw:line>
        <draw:frame draw:style-name="gr32" draw:text-style-name="P4" draw:layer="layout" svg:width="4.328cm" svg:height="0.239cm" svg:x="0.67cm" svg:y="22.424cm">
          <draw:text-box>
            <text:p text:style-name="P3"><text:span text:style-name="T1">24 Документы, приложенные отправителем</text:span></text:p>
          </draw:text-box>
        </draw:frame>
        <draw:line draw:style-name="gr7" draw:text-style-name="P2" draw:layer="layout" svg:x1="5.253cm" svg:y1="25.717cm" svg:x2="10.021cm" svg:y2="25.717cm">
          <text:p/>
        </draw:line>
        <draw:line draw:style-name="gr7" draw:text-style-name="P2" draw:layer="layout" svg:x1="5.256cm" svg:y1="25.715cm" svg:x2="5.256cm" svg:y2="29.126cm">
          <text:p/>
        </draw:line>
        <draw:line draw:style-name="gr6" draw:text-style-name="P2" draw:layer="layout" svg:x1="5.253cm" svg:y1="29.104cm" svg:x2="10.021cm" svg:y2="29.104cm">
          <text:p/>
        </draw:line>
        <draw:line draw:style-name="gr7" draw:text-style-name="P2" draw:layer="layout" svg:x1="10.018cm" svg:y1="25.715cm" svg:x2="10.018cm" svg:y2="29.126cm">
          <text:p/>
        </draw:line>
        <draw:frame draw:style-name="gr33" draw:text-style-name="P4" draw:layer="layout" svg:width="4.045cm" svg:height="0.239cm" svg:x="0.67cm" svg:y="25.811cm">
          <draw:text-box>
            <text:p text:style-name="P3"><text:span text:style-name="T1">26 Дата заключения договора перевозки</text:span></text:p>
          </draw:text-box>
        </draw:frame>
        <draw:line draw:style-name="gr7" draw:text-style-name="P2" draw:layer="layout" svg:x1="10.016cm" svg:y1="11.324cm" svg:x2="12.032cm" svg:y2="11.324cm">
          <text:p/>
        </draw:line>
        <draw:line draw:style-name="gr7" draw:text-style-name="P2" draw:layer="layout" svg:x1="10.018cm" svg:y1="11.321cm" svg:x2="10.018cm" svg:y2="17.818cm">
          <text:p/>
        </draw:line>
        <draw:line draw:style-name="gr7" draw:text-style-name="P2" draw:layer="layout" svg:x1="10.016cm" svg:y1="17.815cm" svg:x2="12.032cm" svg:y2="17.815cm">
          <text:p/>
        </draw:line>
        <draw:line draw:style-name="gr7" draw:text-style-name="P2" draw:layer="layout" svg:x1="12.029cm" svg:y1="11.321cm" svg:x2="12.029cm" svg:y2="17.818cm">
          <text:p/>
        </draw:line>
        <draw:frame draw:style-name="gr34" draw:text-style-name="P4" draw:layer="layout" svg:width="1.793cm" svg:height="0.239cm" svg:x="5.398cm" svg:y="25.811cm">
          <draw:text-box>
            <text:p text:style-name="P3"><text:span text:style-name="T1">27 Дата прибытия</text:span></text:p>
          </draw:text-box>
        </draw:frame>
        <draw:line draw:style-name="gr7" draw:text-style-name="P2" draw:layer="layout" svg:x1="12.026cm" svg:y1="11.324cm" svg:x2="14.043cm" svg:y2="11.324cm">
          <text:p/>
        </draw:line>
        <draw:line draw:style-name="gr7" draw:text-style-name="P2" draw:layer="layout" svg:x1="12.029cm" svg:y1="11.321cm" svg:x2="12.029cm" svg:y2="17.818cm">
          <text:p/>
        </draw:line>
        <draw:line draw:style-name="gr7" draw:text-style-name="P2" draw:layer="layout" svg:x1="12.026cm" svg:y1="17.815cm" svg:x2="14.043cm" svg:y2="17.815cm">
          <text:p/>
        </draw:line>
        <draw:line draw:style-name="gr7" draw:text-style-name="P2" draw:layer="layout" svg:x1="14.04cm" svg:y1="11.321cm" svg:x2="14.04cm" svg:y2="17.818cm">
          <text:p/>
        </draw:line>
        <draw:frame draw:style-name="gr35" draw:text-style-name="P4" draw:layer="layout" svg:width="1.615cm" svg:height="0.239cm" svg:x="10.16cm" svg:y="11.418cm">
          <draw:text-box>
            <text:p text:style-name="P3"><text:span text:style-name="T1">16 Род упаковки</text:span></text:p>
          </draw:text-box>
        </draw:frame>
        <draw:line draw:style-name="gr7" draw:text-style-name="P2" draw:layer="layout" svg:x1="14.037cm" svg:y1="11.324cm" svg:x2="16.054cm" svg:y2="11.324cm">
          <text:p/>
        </draw:line>
        <draw:line draw:style-name="gr7" draw:text-style-name="P2" draw:layer="layout" svg:x1="14.04cm" svg:y1="11.321cm" svg:x2="14.04cm" svg:y2="17.818cm">
          <text:p/>
        </draw:line>
        <draw:line draw:style-name="gr7" draw:text-style-name="P2" draw:layer="layout" svg:x1="14.037cm" svg:y1="17.815cm" svg:x2="16.054cm" svg:y2="17.815cm">
          <text:p/>
        </draw:line>
        <draw:line draw:style-name="gr7" draw:text-style-name="P2" draw:layer="layout" svg:x1="16.051cm" svg:y1="11.321cm" svg:x2="16.051cm" svg:y2="17.818cm">
          <text:p/>
        </draw:line>
        <draw:frame draw:style-name="gr36" draw:text-style-name="P4" draw:layer="layout" svg:width="1.251cm" svg:height="0.239cm" svg:x="12.171cm" svg:y="11.418cm">
          <draw:text-box>
            <text:p text:style-name="P3"><text:span text:style-name="T1">17 К-во мест</text:span></text:p>
          </draw:text-box>
        </draw:frame>
        <draw:line draw:style-name="gr7" draw:text-style-name="P2" draw:layer="layout" svg:x1="16.048cm" svg:y1="16.545cm" svg:x2="20.483cm" svg:y2="16.545cm">
          <text:p/>
        </draw:line>
        <draw:line draw:style-name="gr7" draw:text-style-name="P2" draw:layer="layout" svg:x1="16.051cm" svg:y1="16.542cm" svg:x2="16.051cm" svg:y2="17.818cm">
          <text:p/>
        </draw:line>
        <draw:line draw:style-name="gr7" draw:text-style-name="P2" draw:layer="layout" svg:x1="16.048cm" svg:y1="17.815cm" svg:x2="20.483cm" svg:y2="17.815cm">
          <text:p/>
        </draw:line>
        <draw:line draw:style-name="gr6" draw:text-style-name="P2" draw:layer="layout" svg:x1="20.461cm" svg:y1="16.542cm" svg:x2="20.461cm" svg:y2="17.818cm">
          <text:p/>
        </draw:line>
        <draw:frame draw:style-name="gr37" draw:text-style-name="P4" draw:layer="layout" svg:width="1.471cm" svg:height="0.239cm" svg:x="14.182cm" svg:y="11.418cm">
          <draw:text-box>
            <text:p text:style-name="P3"><text:span text:style-name="T1">18 Масса (в кг)</text:span></text:p>
          </draw:text-box>
        </draw:frame>
        <draw:line draw:style-name="gr7" draw:text-style-name="P2" draw:layer="layout" svg:x1="16.048cm" svg:y1="15.875cm" svg:x2="20.483cm" svg:y2="15.875cm">
          <text:p/>
        </draw:line>
        <draw:line draw:style-name="gr7" draw:text-style-name="P2" draw:layer="layout" svg:x1="16.051cm" svg:y1="15.872cm" svg:x2="16.051cm" svg:y2="16.548cm">
          <text:p/>
        </draw:line>
        <draw:line draw:style-name="gr7" draw:text-style-name="P2" draw:layer="layout" svg:x1="16.048cm" svg:y1="16.545cm" svg:x2="20.483cm" svg:y2="16.545cm">
          <text:p/>
        </draw:line>
        <draw:line draw:style-name="gr6" draw:text-style-name="P2" draw:layer="layout" svg:x1="20.461cm" svg:y1="15.872cm" svg:x2="20.461cm" svg:y2="16.548cm">
          <text:p/>
        </draw:line>
        <draw:frame draw:style-name="gr38" draw:text-style-name="P4" draw:layer="layout" svg:width="3.08cm" svg:height="0.239cm" svg:x="16.193cm" svg:y="16.603cm">
          <draw:text-box>
            <text:p text:style-name="P3"><text:span text:style-name="T1">21 Способ определения массы</text:span></text:p>
          </draw:text-box>
        </draw:frame>
        <draw:line draw:style-name="gr29" draw:text-style-name="P2" draw:layer="layout" svg:x1="16.048cm" svg:y1="15.345cm" svg:x2="17.394cm" svg:y2="15.345cm">
          <text:p/>
        </draw:line>
        <draw:line draw:style-name="gr27" draw:text-style-name="P2" draw:layer="layout" svg:x1="16.051cm" svg:y1="15.343cm" svg:x2="16.051cm" svg:y2="15.877cm">
          <text:p/>
        </draw:line>
        <draw:line draw:style-name="gr7" draw:text-style-name="P2" draw:layer="layout" svg:x1="16.048cm" svg:y1="15.875cm" svg:x2="17.394cm" svg:y2="15.875cm">
          <text:p/>
        </draw:line>
        <draw:line draw:style-name="gr7" draw:text-style-name="P2" draw:layer="layout" svg:x1="17.391cm" svg:y1="15.343cm" svg:x2="17.391cm" svg:y2="15.877cm">
          <text:p/>
        </draw:line>
        <draw:line draw:style-name="gr9" draw:text-style-name="P2" draw:layer="layout" svg:x1="16.047cm" svg:y1="14.816cm" svg:x2="17.394cm" svg:y2="14.816cm">
          <text:p/>
        </draw:line>
        <draw:line draw:style-name="gr39" draw:text-style-name="P2" draw:layer="layout" svg:x1="16.051cm" svg:y1="14.812cm" svg:x2="16.051cm" svg:y2="15.35cm">
          <text:p/>
        </draw:line>
        <draw:line draw:style-name="gr9" draw:text-style-name="P2" draw:layer="layout" svg:x1="16.047cm" svg:y1="15.345cm" svg:x2="17.394cm" svg:y2="15.345cm">
          <text:p/>
        </draw:line>
        <draw:line draw:style-name="gr7" draw:text-style-name="P2" draw:layer="layout" svg:x1="17.391cm" svg:y1="14.812cm" svg:x2="17.391cm" svg:y2="15.35cm">
          <text:p/>
        </draw:line>
        <draw:line draw:style-name="gr9" draw:text-style-name="P2" draw:layer="layout" svg:x1="16.047cm" svg:y1="13.758cm" svg:x2="17.394cm" svg:y2="13.758cm">
          <text:p/>
        </draw:line>
        <draw:line draw:style-name="gr39" draw:text-style-name="P2" draw:layer="layout" svg:x1="16.051cm" svg:y1="13.753cm" svg:x2="16.051cm" svg:y2="14.291cm">
          <text:p/>
        </draw:line>
        <draw:line draw:style-name="gr9" draw:text-style-name="P2" draw:layer="layout" svg:x1="16.047cm" svg:y1="14.287cm" svg:x2="17.394cm" svg:y2="14.287cm">
          <text:p/>
        </draw:line>
        <draw:line draw:style-name="gr7" draw:text-style-name="P2" draw:layer="layout" svg:x1="17.391cm" svg:y1="13.753cm" svg:x2="17.391cm" svg:y2="14.291cm">
          <text:p/>
        </draw:line>
        <draw:line draw:style-name="gr9" draw:text-style-name="P2" draw:layer="layout" svg:x1="16.047cm" svg:y1="14.287cm" svg:x2="17.394cm" svg:y2="14.287cm">
          <text:p/>
        </draw:line>
        <draw:line draw:style-name="gr39" draw:text-style-name="P2" draw:layer="layout" svg:x1="16.051cm" svg:y1="14.282cm" svg:x2="16.051cm" svg:y2="14.82cm">
          <text:p/>
        </draw:line>
        <draw:line draw:style-name="gr9" draw:text-style-name="P2" draw:layer="layout" svg:x1="16.047cm" svg:y1="14.816cm" svg:x2="17.394cm" svg:y2="14.816cm">
          <text:p/>
        </draw:line>
        <draw:line draw:style-name="gr7" draw:text-style-name="P2" draw:layer="layout" svg:x1="17.391cm" svg:y1="14.282cm" svg:x2="17.391cm" svg:y2="14.82cm">
          <text:p/>
        </draw:line>
        <draw:line draw:style-name="gr9" draw:text-style-name="P2" draw:layer="layout" svg:x1="16.047cm" svg:y1="12.7cm" svg:x2="17.394cm" svg:y2="12.7cm">
          <text:p/>
        </draw:line>
        <draw:line draw:style-name="gr39" draw:text-style-name="P2" draw:layer="layout" svg:x1="16.051cm" svg:y1="12.695cm" svg:x2="16.051cm" svg:y2="13.233cm">
          <text:p/>
        </draw:line>
        <draw:line draw:style-name="gr9" draw:text-style-name="P2" draw:layer="layout" svg:x1="16.047cm" svg:y1="13.229cm" svg:x2="17.394cm" svg:y2="13.229cm">
          <text:p/>
        </draw:line>
        <draw:line draw:style-name="gr7" draw:text-style-name="P2" draw:layer="layout" svg:x1="17.391cm" svg:y1="12.695cm" svg:x2="17.391cm" svg:y2="13.233cm">
          <text:p/>
        </draw:line>
        <draw:line draw:style-name="gr9" draw:text-style-name="P2" draw:layer="layout" svg:x1="16.047cm" svg:y1="13.229cm" svg:x2="17.394cm" svg:y2="13.229cm">
          <text:p/>
        </draw:line>
        <draw:line draw:style-name="gr39" draw:text-style-name="P2" draw:layer="layout" svg:x1="16.051cm" svg:y1="13.224cm" svg:x2="16.051cm" svg:y2="13.762cm">
          <text:p/>
        </draw:line>
        <draw:line draw:style-name="gr9" draw:text-style-name="P2" draw:layer="layout" svg:x1="16.047cm" svg:y1="13.758cm" svg:x2="17.394cm" svg:y2="13.758cm">
          <text:p/>
        </draw:line>
        <draw:line draw:style-name="gr7" draw:text-style-name="P2" draw:layer="layout" svg:x1="17.391cm" svg:y1="13.224cm" svg:x2="17.391cm" svg:y2="13.762cm">
          <text:p/>
        </draw:line>
        <draw:line draw:style-name="gr29" draw:text-style-name="P2" draw:layer="layout" svg:x1="16.048cm" svg:y1="12.17cm" svg:x2="17.394cm" svg:y2="12.17cm">
          <text:p/>
        </draw:line>
        <draw:line draw:style-name="gr27" draw:text-style-name="P2" draw:layer="layout" svg:x1="16.051cm" svg:y1="12.168cm" svg:x2="16.051cm" svg:y2="12.702cm">
          <text:p/>
        </draw:line>
        <draw:line draw:style-name="gr29" draw:text-style-name="P2" draw:layer="layout" svg:x1="16.048cm" svg:y1="12.7cm" svg:x2="17.394cm" svg:y2="12.7cm">
          <text:p/>
        </draw:line>
        <draw:line draw:style-name="gr7" draw:text-style-name="P2" draw:layer="layout" svg:x1="17.391cm" svg:y1="12.168cm" svg:x2="17.391cm" svg:y2="12.702cm">
          <text:p/>
        </draw:line>
        <draw:line draw:style-name="gr9" draw:text-style-name="P2" draw:layer="layout" svg:x1="17.387cm" svg:y1="14.287cm" svg:x2="20.483cm" svg:y2="14.287cm">
          <text:p/>
        </draw:line>
        <draw:line draw:style-name="gr39" draw:text-style-name="P2" draw:layer="layout" svg:x1="17.391cm" svg:y1="14.282cm" svg:x2="17.391cm" svg:y2="14.82cm">
          <text:p/>
        </draw:line>
        <draw:line draw:style-name="gr9" draw:text-style-name="P2" draw:layer="layout" svg:x1="17.387cm" svg:y1="14.816cm" svg:x2="20.483cm" svg:y2="14.816cm">
          <text:p/>
        </draw:line>
        <draw:line draw:style-name="gr6" draw:text-style-name="P2" draw:layer="layout" svg:x1="20.461cm" svg:y1="14.282cm" svg:x2="20.461cm" svg:y2="14.82cm">
          <text:p/>
        </draw:line>
        <draw:line draw:style-name="gr9" draw:text-style-name="P2" draw:layer="layout" svg:x1="17.387cm" svg:y1="12.7cm" svg:x2="20.483cm" svg:y2="12.7cm">
          <text:p/>
        </draw:line>
        <draw:line draw:style-name="gr39" draw:text-style-name="P2" draw:layer="layout" svg:x1="17.391cm" svg:y1="12.695cm" svg:x2="17.391cm" svg:y2="13.233cm">
          <text:p/>
        </draw:line>
        <draw:line draw:style-name="gr9" draw:text-style-name="P2" draw:layer="layout" svg:x1="17.387cm" svg:y1="13.229cm" svg:x2="20.483cm" svg:y2="13.229cm">
          <text:p/>
        </draw:line>
        <draw:line draw:style-name="gr6" draw:text-style-name="P2" draw:layer="layout" svg:x1="20.461cm" svg:y1="12.695cm" svg:x2="20.461cm" svg:y2="13.233cm">
          <text:p/>
        </draw:line>
        <draw:line draw:style-name="gr9" draw:text-style-name="P2" draw:layer="layout" svg:x1="17.387cm" svg:y1="13.758cm" svg:x2="20.483cm" svg:y2="13.758cm">
          <text:p/>
        </draw:line>
        <draw:line draw:style-name="gr39" draw:text-style-name="P2" draw:layer="layout" svg:x1="17.391cm" svg:y1="13.753cm" svg:x2="17.391cm" svg:y2="14.291cm">
          <text:p/>
        </draw:line>
        <draw:line draw:style-name="gr9" draw:text-style-name="P2" draw:layer="layout" svg:x1="17.387cm" svg:y1="14.287cm" svg:x2="20.483cm" svg:y2="14.287cm">
          <text:p/>
        </draw:line>
        <draw:line draw:style-name="gr6" draw:text-style-name="P2" draw:layer="layout" svg:x1="20.461cm" svg:y1="13.753cm" svg:x2="20.461cm" svg:y2="14.291cm">
          <text:p/>
        </draw:line>
        <draw:line draw:style-name="gr9" draw:text-style-name="P2" draw:layer="layout" svg:x1="17.387cm" svg:y1="14.816cm" svg:x2="20.483cm" svg:y2="14.816cm">
          <text:p/>
        </draw:line>
        <draw:line draw:style-name="gr39" draw:text-style-name="P2" draw:layer="layout" svg:x1="17.391cm" svg:y1="14.812cm" svg:x2="17.391cm" svg:y2="15.35cm">
          <text:p/>
        </draw:line>
        <draw:line draw:style-name="gr9" draw:text-style-name="P2" draw:layer="layout" svg:x1="17.387cm" svg:y1="15.345cm" svg:x2="20.483cm" svg:y2="15.345cm">
          <text:p/>
        </draw:line>
        <draw:line draw:style-name="gr6" draw:text-style-name="P2" draw:layer="layout" svg:x1="20.461cm" svg:y1="14.812cm" svg:x2="20.461cm" svg:y2="15.35cm">
          <text:p/>
        </draw:line>
        <draw:line draw:style-name="gr9" draw:text-style-name="P2" draw:layer="layout" svg:x1="17.387cm" svg:y1="13.229cm" svg:x2="20.483cm" svg:y2="13.229cm">
          <text:p/>
        </draw:line>
        <draw:line draw:style-name="gr39" draw:text-style-name="P2" draw:layer="layout" svg:x1="17.391cm" svg:y1="13.224cm" svg:x2="17.391cm" svg:y2="13.762cm">
          <text:p/>
        </draw:line>
        <draw:line draw:style-name="gr9" draw:text-style-name="P2" draw:layer="layout" svg:x1="17.387cm" svg:y1="13.758cm" svg:x2="20.483cm" svg:y2="13.758cm">
          <text:p/>
        </draw:line>
        <draw:line draw:style-name="gr6" draw:text-style-name="P2" draw:layer="layout" svg:x1="20.461cm" svg:y1="13.224cm" svg:x2="20.461cm" svg:y2="13.762cm">
          <text:p/>
        </draw:line>
        <draw:line draw:style-name="gr27" draw:text-style-name="P2" draw:layer="layout" svg:x1="17.389cm" svg:y1="12.17cm" svg:x2="20.483cm" svg:y2="12.17cm">
          <text:p/>
        </draw:line>
        <draw:line draw:style-name="gr27" draw:text-style-name="P2" draw:layer="layout" svg:x1="17.391cm" svg:y1="12.168cm" svg:x2="17.391cm" svg:y2="12.702cm">
          <text:p/>
        </draw:line>
        <draw:line draw:style-name="gr29" draw:text-style-name="P2" draw:layer="layout" svg:x1="17.389cm" svg:y1="12.7cm" svg:x2="20.483cm" svg:y2="12.7cm">
          <text:p/>
        </draw:line>
        <draw:line draw:style-name="gr6" draw:text-style-name="P2" draw:layer="layout" svg:x1="20.461cm" svg:y1="12.168cm" svg:x2="20.461cm" svg:y2="12.702cm">
          <text:p/>
        </draw:line>
        <draw:line draw:style-name="gr9" draw:text-style-name="P2" draw:layer="layout" svg:x1="17.387cm" svg:y1="15.345cm" svg:x2="20.483cm" svg:y2="15.345cm">
          <text:p/>
        </draw:line>
        <draw:line draw:style-name="gr39" draw:text-style-name="P2" draw:layer="layout" svg:x1="17.391cm" svg:y1="15.341cm" svg:x2="17.391cm" svg:y2="15.877cm">
          <text:p/>
        </draw:line>
        <draw:line draw:style-name="gr7" draw:text-style-name="P2" draw:layer="layout" svg:x1="17.387cm" svg:y1="15.875cm" svg:x2="20.483cm" svg:y2="15.875cm">
          <text:p/>
        </draw:line>
        <draw:line draw:style-name="gr6" draw:text-style-name="P2" draw:layer="layout" svg:x1="20.461cm" svg:y1="15.341cm" svg:x2="20.461cm" svg:y2="15.877cm">
          <text:p/>
        </draw:line>
        <draw:frame draw:style-name="gr40" draw:text-style-name="P4" draw:layer="layout" svg:width="1.365cm" svg:height="0.239cm" svg:x="16.157cm" svg:y="15.898cm">
          <draw:text-box>
            <text:p text:style-name="P3"><text:span text:style-name="T1">20 Погружено</text:span></text:p>
          </draw:text-box>
        </draw:frame>
        <draw:line draw:style-name="gr7" draw:text-style-name="P2" draw:layer="layout" svg:x1="16.048cm" svg:y1="11.324cm" svg:x2="20.483cm" svg:y2="11.324cm">
          <text:p/>
        </draw:line>
        <draw:line draw:style-name="gr7" draw:text-style-name="P2" draw:layer="layout" svg:x1="16.051cm" svg:y1="11.321cm" svg:x2="16.051cm" svg:y2="11.679cm">
          <text:p/>
        </draw:line>
        <draw:line draw:style-name="gr7" draw:text-style-name="P2" draw:layer="layout" svg:x1="16.048cm" svg:y1="11.676cm" svg:x2="20.483cm" svg:y2="11.676cm">
          <text:p/>
        </draw:line>
        <draw:line draw:style-name="gr6" draw:text-style-name="P2" draw:layer="layout" svg:x1="20.461cm" svg:y1="11.321cm" svg:x2="20.461cm" svg:y2="11.679cm">
          <text:p/>
        </draw:line>
        <draw:frame draw:style-name="gr41" draw:text-style-name="P4" draw:layer="layout" svg:width="1.111cm" svg:height="0.239cm" svg:x="16.193cm" svg:y="11.382cm">
          <draw:text-box>
            <text:p text:style-name="P3"><text:span text:style-name="T1">19 Пломбы</text:span></text:p>
          </draw:text-box>
        </draw:frame>
        <draw:line draw:style-name="gr7" draw:text-style-name="P2" draw:layer="layout" svg:x1="16.048cm" svg:y1="11.676cm" svg:x2="17.394cm" svg:y2="11.676cm">
          <text:p/>
        </draw:line>
        <draw:line draw:style-name="gr7" draw:text-style-name="P2" draw:layer="layout" svg:x1="16.051cm" svg:y1="11.674cm" svg:x2="16.051cm" svg:y2="12.173cm">
          <text:p/>
        </draw:line>
        <draw:line draw:style-name="gr7" draw:text-style-name="P2" draw:layer="layout" svg:x1="16.048cm" svg:y1="12.17cm" svg:x2="17.394cm" svg:y2="12.17cm">
          <text:p/>
        </draw:line>
        <draw:line draw:style-name="gr7" draw:text-style-name="P2" draw:layer="layout" svg:x1="17.391cm" svg:y1="11.674cm" svg:x2="17.391cm" svg:y2="12.173cm">
          <text:p/>
        </draw:line>
        <draw:frame draw:style-name="gr42" draw:text-style-name="P4" draw:layer="layout" svg:width="0.4cm" svg:height="0.239cm" svg:x="16.193cm" svg:y="11.806cm">
          <draw:text-box>
            <text:p text:style-name="P3"><text:span text:style-name="T1">к-во</text:span></text:p>
          </draw:text-box>
        </draw:frame>
        <draw:line draw:style-name="gr7" draw:text-style-name="P2" draw:layer="layout" svg:x1="17.389cm" svg:y1="11.676cm" svg:x2="20.483cm" svg:y2="11.676cm">
          <text:p/>
        </draw:line>
        <draw:line draw:style-name="gr7" draw:text-style-name="P2" draw:layer="layout" svg:x1="17.391cm" svg:y1="11.674cm" svg:x2="17.391cm" svg:y2="12.173cm">
          <text:p/>
        </draw:line>
        <draw:line draw:style-name="gr7" draw:text-style-name="P2" draw:layer="layout" svg:x1="17.389cm" svg:y1="12.17cm" svg:x2="20.483cm" svg:y2="12.17cm">
          <text:p/>
        </draw:line>
        <draw:line draw:style-name="gr6" draw:text-style-name="P2" draw:layer="layout" svg:x1="20.461cm" svg:y1="11.674cm" svg:x2="20.461cm" svg:y2="12.173cm">
          <text:p/>
        </draw:line>
        <draw:line draw:style-name="gr7" draw:text-style-name="P2" draw:layer="layout" svg:x1="10.016cm" svg:y1="25.717cm" svg:x2="20.483cm" svg:y2="25.717cm">
          <text:p/>
        </draw:line>
        <draw:line draw:style-name="gr7" draw:text-style-name="P2" draw:layer="layout" svg:x1="10.018cm" svg:y1="25.715cm" svg:x2="10.018cm" svg:y2="29.126cm">
          <text:p/>
        </draw:line>
        <draw:line draw:style-name="gr6" draw:text-style-name="P2" draw:layer="layout" svg:x1="10.016cm" svg:y1="29.104cm" svg:x2="20.483cm" svg:y2="29.104cm">
          <text:p/>
        </draw:line>
        <draw:line draw:style-name="gr6" draw:text-style-name="P2" draw:layer="layout" svg:x1="20.461cm" svg:y1="25.715cm" svg:x2="20.461cm" svg:y2="29.126cm">
          <text:p/>
        </draw:line>
        <draw:frame draw:style-name="gr43" draw:text-style-name="P4" draw:layer="layout" svg:width="0.548cm" svg:height="0.239cm" svg:x="18.656cm" svg:y="11.806cm">
          <draw:text-box>
            <text:p text:style-name="P3"><text:span text:style-name="T1">знаки</text:span></text:p>
          </draw:text-box>
        </draw:frame>
        <draw:line draw:style-name="gr7" draw:text-style-name="P2" draw:layer="layout" svg:x1="10.016cm" svg:y1="23.741cm" svg:x2="20.483cm" svg:y2="23.741cm">
          <text:p/>
        </draw:line>
        <draw:line draw:style-name="gr7" draw:text-style-name="P2" draw:layer="layout" svg:x1="10.018cm" svg:y1="23.739cm" svg:x2="10.018cm" svg:y2="25.719cm">
          <text:p/>
        </draw:line>
        <draw:line draw:style-name="gr7" draw:text-style-name="P2" draw:layer="layout" svg:x1="10.016cm" svg:y1="25.717cm" svg:x2="20.483cm" svg:y2="25.717cm">
          <text:p/>
        </draw:line>
        <draw:line draw:style-name="gr6" draw:text-style-name="P2" draw:layer="layout" svg:x1="20.461cm" svg:y1="23.739cm" svg:x2="20.461cm" svg:y2="25.719cm">
          <text:p/>
        </draw:line>
        <draw:frame draw:style-name="gr44" draw:text-style-name="P4" draw:layer="layout" svg:width="4.324cm" svg:height="0.239cm" svg:x="10.16cm" svg:y="25.811cm">
          <draw:text-box>
            <text:p text:style-name="P3"><text:span text:style-name="T1">28 Место для особых отметок и штемпелей</text:span></text:p>
          </draw:text-box>
        </draw:frame>
        <draw:line draw:style-name="gr9" draw:text-style-name="P2" draw:layer="layout" svg:x1="10.016cm" svg:y1="22.86cm" svg:x2="13.551cm" svg:y2="22.86cm">
          <text:p/>
        </draw:line>
        <draw:line draw:style-name="gr7" draw:text-style-name="P2" draw:layer="layout" svg:x1="10.018cm" svg:y1="22.855cm" svg:x2="10.018cm" svg:y2="23.746cm">
          <text:p/>
        </draw:line>
        <draw:line draw:style-name="gr9" draw:text-style-name="P2" draw:layer="layout" svg:x1="10.016cm" svg:y1="23.741cm" svg:x2="13.551cm" svg:y2="23.741cm">
          <text:p/>
        </draw:line>
        <draw:line draw:style-name="gr9" draw:text-style-name="P2" draw:layer="layout" svg:x1="13.546cm" svg:y1="22.855cm" svg:x2="13.546cm" svg:y2="23.746cm">
          <text:p/>
        </draw:line>
        <draw:line draw:style-name="gr9" draw:text-style-name="P2" draw:layer="layout" svg:x1="10.016cm" svg:y1="21.978cm" svg:x2="13.551cm" svg:y2="21.978cm">
          <text:p/>
        </draw:line>
        <draw:line draw:style-name="gr7" draw:text-style-name="P2" draw:layer="layout" svg:x1="10.018cm" svg:y1="21.973cm" svg:x2="10.018cm" svg:y2="22.864cm">
          <text:p/>
        </draw:line>
        <draw:line draw:style-name="gr9" draw:text-style-name="P2" draw:layer="layout" svg:x1="10.016cm" svg:y1="22.86cm" svg:x2="13.551cm" svg:y2="22.86cm">
          <text:p/>
        </draw:line>
        <draw:line draw:style-name="gr9" draw:text-style-name="P2" draw:layer="layout" svg:x1="13.546cm" svg:y1="21.973cm" svg:x2="13.546cm" svg:y2="22.864cm">
          <text:p/>
        </draw:line>
        <draw:line draw:style-name="gr9" draw:text-style-name="P2" draw:layer="layout" svg:x1="10.016cm" svg:y1="20.214cm" svg:x2="13.551cm" svg:y2="20.214cm">
          <text:p/>
        </draw:line>
        <draw:line draw:style-name="gr7" draw:text-style-name="P2" draw:layer="layout" svg:x1="10.018cm" svg:y1="20.209cm" svg:x2="10.018cm" svg:y2="21.1cm">
          <text:p/>
        </draw:line>
        <draw:line draw:style-name="gr9" draw:text-style-name="P2" draw:layer="layout" svg:x1="10.016cm" svg:y1="21.096cm" svg:x2="13.551cm" svg:y2="21.096cm">
          <text:p/>
        </draw:line>
        <draw:line draw:style-name="gr9" draw:text-style-name="P2" draw:layer="layout" svg:x1="13.546cm" svg:y1="20.209cm" svg:x2="13.546cm" svg:y2="21.1cm">
          <text:p/>
        </draw:line>
        <draw:line draw:style-name="gr9" draw:text-style-name="P2" draw:layer="layout" svg:x1="10.016cm" svg:y1="21.096cm" svg:x2="13.551cm" svg:y2="21.096cm">
          <text:p/>
        </draw:line>
        <draw:line draw:style-name="gr7" draw:text-style-name="P2" draw:layer="layout" svg:x1="10.018cm" svg:y1="21.091cm" svg:x2="10.018cm" svg:y2="21.982cm">
          <text:p/>
        </draw:line>
        <draw:line draw:style-name="gr9" draw:text-style-name="P2" draw:layer="layout" svg:x1="10.016cm" svg:y1="21.978cm" svg:x2="13.551cm" svg:y2="21.978cm">
          <text:p/>
        </draw:line>
        <draw:line draw:style-name="gr9" draw:text-style-name="P2" draw:layer="layout" svg:x1="13.546cm" svg:y1="21.091cm" svg:x2="13.546cm" svg:y2="21.982cm">
          <text:p/>
        </draw:line>
        <draw:frame draw:style-name="gr45" draw:text-style-name="P4" draw:layer="layout" svg:width="8.011cm" svg:height="0.239cm" svg:x="10.125cm" svg:y="23.835cm">
          <draw:text-box>
            <text:p text:style-name="P3"><text:span text:style-name="T1">25 Информация, не предназначенная для перевозчика, № договора на поставку</text:span></text:p>
          </draw:text-box>
        </draw:frame>
        <draw:line draw:style-name="gr9" draw:text-style-name="P2" draw:layer="layout" svg:x1="10.016cm" svg:y1="18.45cm" svg:x2="13.551cm" svg:y2="18.45cm">
          <text:p/>
        </draw:line>
        <draw:line draw:style-name="gr7" draw:text-style-name="P2" draw:layer="layout" svg:x1="10.018cm" svg:y1="18.445cm" svg:x2="10.018cm" svg:y2="19.336cm">
          <text:p/>
        </draw:line>
        <draw:line draw:style-name="gr9" draw:text-style-name="P2" draw:layer="layout" svg:x1="10.016cm" svg:y1="19.332cm" svg:x2="13.551cm" svg:y2="19.332cm">
          <text:p/>
        </draw:line>
        <draw:line draw:style-name="gr9" draw:text-style-name="P2" draw:layer="layout" svg:x1="13.546cm" svg:y1="18.445cm" svg:x2="13.546cm" svg:y2="19.336cm">
          <text:p/>
        </draw:line>
        <draw:line draw:style-name="gr9" draw:text-style-name="P2" draw:layer="layout" svg:x1="10.016cm" svg:y1="19.332cm" svg:x2="13.551cm" svg:y2="19.332cm">
          <text:p/>
        </draw:line>
        <draw:line draw:style-name="gr7" draw:text-style-name="P2" draw:layer="layout" svg:x1="10.018cm" svg:y1="19.327cm" svg:x2="10.018cm" svg:y2="20.218cm">
          <text:p/>
        </draw:line>
        <draw:line draw:style-name="gr9" draw:text-style-name="P2" draw:layer="layout" svg:x1="10.016cm" svg:y1="20.214cm" svg:x2="13.551cm" svg:y2="20.214cm">
          <text:p/>
        </draw:line>
        <draw:line draw:style-name="gr9" draw:text-style-name="P2" draw:layer="layout" svg:x1="13.546cm" svg:y1="19.327cm" svg:x2="13.546cm" svg:y2="20.218cm">
          <text:p/>
        </draw:line>
        <draw:line draw:style-name="gr9" draw:text-style-name="P2" draw:layer="layout" svg:x1="13.542cm" svg:y1="20.214cm" svg:x2="18.525cm" svg:y2="20.214cm">
          <text:p/>
        </draw:line>
        <draw:line draw:style-name="gr9" draw:text-style-name="P2" draw:layer="layout" svg:x1="13.546cm" svg:y1="20.209cm" svg:x2="13.546cm" svg:y2="21.1cm">
          <text:p/>
        </draw:line>
        <draw:line draw:style-name="gr9" draw:text-style-name="P2" draw:layer="layout" svg:x1="13.542cm" svg:y1="21.096cm" svg:x2="18.525cm" svg:y2="21.096cm">
          <text:p/>
        </draw:line>
        <draw:line draw:style-name="gr9" draw:text-style-name="P2" draw:layer="layout" svg:x1="18.52cm" svg:y1="20.209cm" svg:x2="18.52cm" svg:y2="21.1cm">
          <text:p/>
        </draw:line>
        <draw:line draw:style-name="gr9" draw:text-style-name="P2" draw:layer="layout" svg:x1="13.542cm" svg:y1="19.332cm" svg:x2="18.525cm" svg:y2="19.332cm">
          <text:p/>
        </draw:line>
        <draw:line draw:style-name="gr9" draw:text-style-name="P2" draw:layer="layout" svg:x1="13.546cm" svg:y1="19.327cm" svg:x2="13.546cm" svg:y2="20.218cm">
          <text:p/>
        </draw:line>
        <draw:line draw:style-name="gr9" draw:text-style-name="P2" draw:layer="layout" svg:x1="13.542cm" svg:y1="20.214cm" svg:x2="18.525cm" svg:y2="20.214cm">
          <text:p/>
        </draw:line>
        <draw:line draw:style-name="gr9" draw:text-style-name="P2" draw:layer="layout" svg:x1="18.52cm" svg:y1="19.327cm" svg:x2="18.52cm" svg:y2="20.218cm">
          <text:p/>
        </draw:line>
        <draw:line draw:style-name="gr9" draw:text-style-name="P2" draw:layer="layout" svg:x1="13.542cm" svg:y1="18.45cm" svg:x2="18.525cm" svg:y2="18.45cm">
          <text:p/>
        </draw:line>
        <draw:line draw:style-name="gr9" draw:text-style-name="P2" draw:layer="layout" svg:x1="13.546cm" svg:y1="18.445cm" svg:x2="13.546cm" svg:y2="19.336cm">
          <text:p/>
        </draw:line>
        <draw:line draw:style-name="gr9" draw:text-style-name="P2" draw:layer="layout" svg:x1="13.542cm" svg:y1="19.332cm" svg:x2="18.525cm" svg:y2="19.332cm">
          <text:p/>
        </draw:line>
        <draw:line draw:style-name="gr9" draw:text-style-name="P2" draw:layer="layout" svg:x1="18.52cm" svg:y1="18.445cm" svg:x2="18.52cm" svg:y2="19.336cm">
          <text:p/>
        </draw:line>
        <draw:line draw:style-name="gr9" draw:text-style-name="P2" draw:layer="layout" svg:x1="13.542cm" svg:y1="21.978cm" svg:x2="18.525cm" svg:y2="21.978cm">
          <text:p/>
        </draw:line>
        <draw:line draw:style-name="gr9" draw:text-style-name="P2" draw:layer="layout" svg:x1="13.546cm" svg:y1="21.973cm" svg:x2="13.546cm" svg:y2="22.864cm">
          <text:p/>
        </draw:line>
        <draw:line draw:style-name="gr9" draw:text-style-name="P2" draw:layer="layout" svg:x1="13.542cm" svg:y1="22.86cm" svg:x2="18.525cm" svg:y2="22.86cm">
          <text:p/>
        </draw:line>
        <draw:line draw:style-name="gr9" draw:text-style-name="P2" draw:layer="layout" svg:x1="18.52cm" svg:y1="21.973cm" svg:x2="18.52cm" svg:y2="22.864cm">
          <text:p/>
        </draw:line>
        <draw:line draw:style-name="gr9" draw:text-style-name="P2" draw:layer="layout" svg:x1="13.542cm" svg:y1="22.86cm" svg:x2="18.525cm" svg:y2="22.86cm">
          <text:p/>
        </draw:line>
        <draw:line draw:style-name="gr9" draw:text-style-name="P2" draw:layer="layout" svg:x1="13.546cm" svg:y1="22.855cm" svg:x2="13.546cm" svg:y2="23.744cm">
          <text:p/>
        </draw:line>
        <draw:line draw:style-name="gr29" draw:text-style-name="P2" draw:layer="layout" svg:x1="13.542cm" svg:y1="23.741cm" svg:x2="18.525cm" svg:y2="23.741cm">
          <text:p/>
        </draw:line>
        <draw:line draw:style-name="gr9" draw:text-style-name="P2" draw:layer="layout" svg:x1="18.52cm" svg:y1="22.855cm" svg:x2="18.52cm" svg:y2="23.744cm">
          <text:p/>
        </draw:line>
        <draw:line draw:style-name="gr9" draw:text-style-name="P2" draw:layer="layout" svg:x1="13.542cm" svg:y1="21.096cm" svg:x2="18.525cm" svg:y2="21.096cm">
          <text:p/>
        </draw:line>
        <draw:line draw:style-name="gr9" draw:text-style-name="P2" draw:layer="layout" svg:x1="13.546cm" svg:y1="21.091cm" svg:x2="13.546cm" svg:y2="21.982cm">
          <text:p/>
        </draw:line>
        <draw:line draw:style-name="gr9" draw:text-style-name="P2" draw:layer="layout" svg:x1="13.542cm" svg:y1="21.978cm" svg:x2="18.525cm" svg:y2="21.978cm">
          <text:p/>
        </draw:line>
        <draw:line draw:style-name="gr9" draw:text-style-name="P2" draw:layer="layout" svg:x1="18.52cm" svg:y1="21.091cm" svg:x2="18.52cm" svg:y2="21.982cm">
          <text:p/>
        </draw:line>
        <draw:line draw:style-name="gr9" draw:text-style-name="P2" draw:layer="layout" svg:x1="18.516cm" svg:y1="18.45cm" svg:x2="20.483cm" svg:y2="18.45cm">
          <text:p/>
        </draw:line>
        <draw:line draw:style-name="gr9" draw:text-style-name="P2" draw:layer="layout" svg:x1="18.52cm" svg:y1="18.445cm" svg:x2="18.52cm" svg:y2="18.913cm">
          <text:p/>
        </draw:line>
        <draw:line draw:style-name="gr9" draw:text-style-name="P2" draw:layer="layout" svg:x1="18.516cm" svg:y1="18.908cm" svg:x2="20.483cm" svg:y2="18.908cm">
          <text:p/>
        </draw:line>
        <draw:line draw:style-name="gr6" draw:text-style-name="P2" draw:layer="layout" svg:x1="20.461cm" svg:y1="18.445cm" svg:x2="20.461cm" svg:y2="18.913cm">
          <text:p/>
        </draw:line>
        <draw:line draw:style-name="gr9" draw:text-style-name="P2" draw:layer="layout" svg:x1="18.516cm" svg:y1="18.908cm" svg:x2="20.483cm" svg:y2="18.908cm">
          <text:p/>
        </draw:line>
        <draw:line draw:style-name="gr9" draw:text-style-name="P2" draw:layer="layout" svg:x1="18.52cm" svg:y1="18.904cm" svg:x2="18.52cm" svg:y2="19.336cm">
          <text:p/>
        </draw:line>
        <draw:line draw:style-name="gr9" draw:text-style-name="P2" draw:layer="layout" svg:x1="18.516cm" svg:y1="19.332cm" svg:x2="20.483cm" svg:y2="19.332cm">
          <text:p/>
        </draw:line>
        <draw:line draw:style-name="gr6" draw:text-style-name="P2" draw:layer="layout" svg:x1="20.461cm" svg:y1="18.904cm" svg:x2="20.461cm" svg:y2="19.336cm">
          <text:p/>
        </draw:line>
        <draw:line draw:style-name="gr9" draw:text-style-name="P2" draw:layer="layout" svg:x1="18.516cm" svg:y1="19.332cm" svg:x2="20.483cm" svg:y2="19.332cm">
          <text:p/>
        </draw:line>
        <draw:line draw:style-name="gr9" draw:text-style-name="P2" draw:layer="layout" svg:x1="18.52cm" svg:y1="19.327cm" svg:x2="18.52cm" svg:y2="19.795cm">
          <text:p/>
        </draw:line>
        <draw:line draw:style-name="gr9" draw:text-style-name="P2" draw:layer="layout" svg:x1="18.516cm" svg:y1="19.79cm" svg:x2="20.483cm" svg:y2="19.79cm">
          <text:p/>
        </draw:line>
        <draw:line draw:style-name="gr6" draw:text-style-name="P2" draw:layer="layout" svg:x1="20.461cm" svg:y1="19.327cm" svg:x2="20.461cm" svg:y2="19.795cm">
          <text:p/>
        </draw:line>
        <draw:line draw:style-name="gr9" draw:text-style-name="P2" draw:layer="layout" svg:x1="18.516cm" svg:y1="19.79cm" svg:x2="20.483cm" svg:y2="19.79cm">
          <text:p/>
        </draw:line>
        <draw:line draw:style-name="gr9" draw:text-style-name="P2" draw:layer="layout" svg:x1="18.52cm" svg:y1="19.786cm" svg:x2="18.52cm" svg:y2="20.218cm">
          <text:p/>
        </draw:line>
        <draw:line draw:style-name="gr9" draw:text-style-name="P2" draw:layer="layout" svg:x1="18.516cm" svg:y1="20.214cm" svg:x2="20.483cm" svg:y2="20.214cm">
          <text:p/>
        </draw:line>
        <draw:line draw:style-name="gr6" draw:text-style-name="P2" draw:layer="layout" svg:x1="20.461cm" svg:y1="19.786cm" svg:x2="20.461cm" svg:y2="20.218cm">
          <text:p/>
        </draw:line>
        <draw:line draw:style-name="gr9" draw:text-style-name="P2" draw:layer="layout" svg:x1="18.516cm" svg:y1="20.672cm" svg:x2="20.483cm" svg:y2="20.672cm">
          <text:p/>
        </draw:line>
        <draw:line draw:style-name="gr9" draw:text-style-name="P2" draw:layer="layout" svg:x1="18.52cm" svg:y1="20.668cm" svg:x2="18.52cm" svg:y2="21.1cm">
          <text:p/>
        </draw:line>
        <draw:line draw:style-name="gr9" draw:text-style-name="P2" draw:layer="layout" svg:x1="18.516cm" svg:y1="21.096cm" svg:x2="20.483cm" svg:y2="21.096cm">
          <text:p/>
        </draw:line>
        <draw:line draw:style-name="gr6" draw:text-style-name="P2" draw:layer="layout" svg:x1="20.461cm" svg:y1="20.668cm" svg:x2="20.461cm" svg:y2="21.1cm">
          <text:p/>
        </draw:line>
        <draw:line draw:style-name="gr9" draw:text-style-name="P2" draw:layer="layout" svg:x1="18.516cm" svg:y1="20.214cm" svg:x2="20.483cm" svg:y2="20.214cm">
          <text:p/>
        </draw:line>
        <draw:line draw:style-name="gr9" draw:text-style-name="P2" draw:layer="layout" svg:x1="18.52cm" svg:y1="20.209cm" svg:x2="18.52cm" svg:y2="20.677cm">
          <text:p/>
        </draw:line>
        <draw:line draw:style-name="gr9" draw:text-style-name="P2" draw:layer="layout" svg:x1="18.516cm" svg:y1="20.672cm" svg:x2="20.483cm" svg:y2="20.672cm">
          <text:p/>
        </draw:line>
        <draw:line draw:style-name="gr6" draw:text-style-name="P2" draw:layer="layout" svg:x1="20.461cm" svg:y1="20.209cm" svg:x2="20.461cm" svg:y2="20.677cm">
          <text:p/>
        </draw:line>
        <draw:line draw:style-name="gr9" draw:text-style-name="P2" draw:layer="layout" svg:x1="18.516cm" svg:y1="21.554cm" svg:x2="20.483cm" svg:y2="21.554cm">
          <text:p/>
        </draw:line>
        <draw:line draw:style-name="gr9" draw:text-style-name="P2" draw:layer="layout" svg:x1="18.52cm" svg:y1="21.55cm" svg:x2="18.52cm" svg:y2="21.982cm">
          <text:p/>
        </draw:line>
        <draw:line draw:style-name="gr9" draw:text-style-name="P2" draw:layer="layout" svg:x1="18.516cm" svg:y1="21.978cm" svg:x2="20.483cm" svg:y2="21.978cm">
          <text:p/>
        </draw:line>
        <draw:line draw:style-name="gr6" draw:text-style-name="P2" draw:layer="layout" svg:x1="20.461cm" svg:y1="21.55cm" svg:x2="20.461cm" svg:y2="21.982cm">
          <text:p/>
        </draw:line>
        <draw:line draw:style-name="gr9" draw:text-style-name="P2" draw:layer="layout" svg:x1="18.516cm" svg:y1="21.096cm" svg:x2="20.483cm" svg:y2="21.096cm">
          <text:p/>
        </draw:line>
        <draw:line draw:style-name="gr9" draw:text-style-name="P2" draw:layer="layout" svg:x1="18.52cm" svg:y1="21.091cm" svg:x2="18.52cm" svg:y2="21.558cm">
          <text:p/>
        </draw:line>
        <draw:line draw:style-name="gr9" draw:text-style-name="P2" draw:layer="layout" svg:x1="18.516cm" svg:y1="21.554cm" svg:x2="20.483cm" svg:y2="21.554cm">
          <text:p/>
        </draw:line>
        <draw:line draw:style-name="gr6" draw:text-style-name="P2" draw:layer="layout" svg:x1="20.461cm" svg:y1="21.091cm" svg:x2="20.461cm" svg:y2="21.558cm">
          <text:p/>
        </draw:line>
        <draw:frame draw:style-name="gr46" draw:text-style-name="P6" draw:layer="layout" svg:width="3.389cm" svg:height="0.319cm" svg:x="10.154cm" svg:y="18.734cm">
          <draw:text-box>
            <text:p text:style-name="P3"><text:span text:style-name="T3">ТОО "ТТТ СЕРВИС" 0027</text:span></text:p>
          </draw:text-box>
        </draw:frame>
        <draw:line draw:style-name="gr7" draw:text-style-name="P2" draw:layer="layout" svg:x1="10.016cm" svg:y1="17.815cm" svg:x2="10.586cm" svg:y2="17.815cm">
          <text:p/>
        </draw:line>
        <draw:line draw:style-name="gr7" draw:text-style-name="P2" draw:layer="layout" svg:x1="10.018cm" svg:y1="17.812cm" svg:x2="10.018cm" svg:y2="18.453cm">
          <text:p/>
        </draw:line>
        <draw:line draw:style-name="gr7" draw:text-style-name="P2" draw:layer="layout" svg:x1="10.016cm" svg:y1="18.45cm" svg:x2="10.586cm" svg:y2="18.45cm">
          <text:p/>
        </draw:line>
        <draw:line draw:style-name="gr7" draw:text-style-name="P2" draw:layer="layout" svg:x1="10.583cm" svg:y1="17.812cm" svg:x2="10.583cm" svg:y2="18.453cm">
          <text:p/>
        </draw:line>
        <draw:frame draw:style-name="gr24" draw:text-style-name="P4" draw:layer="layout" svg:width="0.239cm" svg:height="0.239cm" svg:x="10.183cm" svg:y="18.015cm">
          <draw:text-box>
            <text:p text:style-name="P3"><text:span text:style-name="T1">22</text:span></text:p>
          </draw:text-box>
        </draw:frame>
        <draw:line draw:style-name="gr7" draw:text-style-name="P2" draw:layer="layout" svg:x1="10.58cm" svg:y1="17.815cm" svg:x2="13.551cm" svg:y2="17.815cm">
          <text:p/>
        </draw:line>
        <draw:line draw:style-name="gr7" draw:text-style-name="P2" draw:layer="layout" svg:x1="10.583cm" svg:y1="17.812cm" svg:x2="10.583cm" svg:y2="18.453cm">
          <text:p/>
        </draw:line>
        <draw:line draw:style-name="gr7" draw:text-style-name="P2" draw:layer="layout" svg:x1="10.58cm" svg:y1="18.45cm" svg:x2="13.551cm" svg:y2="18.45cm">
          <text:p/>
        </draw:line>
        <draw:line draw:style-name="gr9" draw:text-style-name="P2" draw:layer="layout" svg:x1="13.546cm" svg:y1="17.812cm" svg:x2="13.546cm" svg:y2="18.453cm">
          <text:p/>
        </draw:line>
        <draw:frame draw:style-name="gr47" draw:text-style-name="P4" draw:layer="layout" svg:width="1.28cm" svg:height="0.239cm" svg:x="11.43cm" svg:y="18.015cm">
          <draw:text-box>
            <text:p text:style-name="P3"><text:span text:style-name="T1">Перевозчики</text:span></text:p>
          </draw:text-box>
        </draw:frame>
        <draw:line draw:style-name="gr7" draw:text-style-name="P2" draw:layer="layout" svg:x1="13.542cm" svg:y1="17.815cm" svg:x2="18.525cm" svg:y2="17.815cm">
          <text:p/>
        </draw:line>
        <draw:line draw:style-name="gr9" draw:text-style-name="P2" draw:layer="layout" svg:x1="13.546cm" svg:y1="17.812cm" svg:x2="13.546cm" svg:y2="18.453cm">
          <text:p/>
        </draw:line>
        <draw:line draw:style-name="gr7" draw:text-style-name="P2" draw:layer="layout" svg:x1="13.542cm" svg:y1="18.45cm" svg:x2="18.525cm" svg:y2="18.45cm">
          <text:p/>
        </draw:line>
        <draw:line draw:style-name="gr9" draw:text-style-name="P2" draw:layer="layout" svg:x1="18.52cm" svg:y1="17.812cm" svg:x2="18.52cm" svg:y2="18.453cm">
          <text:p/>
        </draw:line>
        <draw:frame draw:style-name="gr48" draw:text-style-name="P4" draw:layer="layout" svg:width="1.501cm" svg:height="0.239cm" svg:x="15.289cm" svg:y="18.015cm">
          <draw:text-box>
            <text:p text:style-name="P3"><text:span text:style-name="T1">(Участки от/до)</text:span></text:p>
          </draw:text-box>
        </draw:frame>
        <draw:line draw:style-name="gr7" draw:text-style-name="P2" draw:layer="layout" svg:x1="18.516cm" svg:y1="17.815cm" svg:x2="20.483cm" svg:y2="17.815cm">
          <text:p/>
        </draw:line>
        <draw:line draw:style-name="gr9" draw:text-style-name="P2" draw:layer="layout" svg:x1="18.52cm" svg:y1="17.812cm" svg:x2="18.52cm" svg:y2="18.453cm">
          <text:p/>
        </draw:line>
        <draw:line draw:style-name="gr7" draw:text-style-name="P2" draw:layer="layout" svg:x1="18.516cm" svg:y1="18.45cm" svg:x2="20.483cm" svg:y2="18.45cm">
          <text:p/>
        </draw:line>
        <draw:line draw:style-name="gr6" draw:text-style-name="P2" draw:layer="layout" svg:x1="20.461cm" svg:y1="17.812cm" svg:x2="20.461cm" svg:y2="18.453cm">
          <text:p/>
        </draw:line>
        <draw:line draw:style-name="gr9" draw:text-style-name="P2" draw:layer="layout" svg:x1="18.516cm" svg:y1="21.978cm" svg:x2="20.483cm" svg:y2="21.978cm">
          <text:p/>
        </draw:line>
        <draw:line draw:style-name="gr9" draw:text-style-name="P2" draw:layer="layout" svg:x1="18.52cm" svg:y1="21.973cm" svg:x2="18.52cm" svg:y2="22.44cm">
          <text:p/>
        </draw:line>
        <draw:line draw:style-name="gr9" draw:text-style-name="P2" draw:layer="layout" svg:x1="18.516cm" svg:y1="22.436cm" svg:x2="20.483cm" svg:y2="22.436cm">
          <text:p/>
        </draw:line>
        <draw:line draw:style-name="gr6" draw:text-style-name="P2" draw:layer="layout" svg:x1="20.461cm" svg:y1="21.973cm" svg:x2="20.461cm" svg:y2="22.44cm">
          <text:p/>
        </draw:line>
        <draw:line draw:style-name="gr9" draw:text-style-name="P2" draw:layer="layout" svg:x1="18.516cm" svg:y1="22.436cm" svg:x2="20.483cm" svg:y2="22.436cm">
          <text:p/>
        </draw:line>
        <draw:line draw:style-name="gr9" draw:text-style-name="P2" draw:layer="layout" svg:x1="18.52cm" svg:y1="22.432cm" svg:x2="18.52cm" svg:y2="22.864cm">
          <text:p/>
        </draw:line>
        <draw:line draw:style-name="gr9" draw:text-style-name="P2" draw:layer="layout" svg:x1="18.516cm" svg:y1="22.86cm" svg:x2="20.483cm" svg:y2="22.86cm">
          <text:p/>
        </draw:line>
        <draw:line draw:style-name="gr6" draw:text-style-name="P2" draw:layer="layout" svg:x1="20.461cm" svg:y1="22.432cm" svg:x2="20.461cm" svg:y2="22.864cm">
          <text:p/>
        </draw:line>
        <draw:line draw:style-name="gr9" draw:text-style-name="P2" draw:layer="layout" svg:x1="18.516cm" svg:y1="22.86cm" svg:x2="20.483cm" svg:y2="22.86cm">
          <text:p/>
        </draw:line>
        <draw:line draw:style-name="gr9" draw:text-style-name="P2" draw:layer="layout" svg:x1="18.52cm" svg:y1="22.855cm" svg:x2="18.52cm" svg:y2="23.322cm">
          <text:p/>
        </draw:line>
        <draw:line draw:style-name="gr9" draw:text-style-name="P2" draw:layer="layout" svg:x1="18.516cm" svg:y1="23.318cm" svg:x2="20.483cm" svg:y2="23.318cm">
          <text:p/>
        </draw:line>
        <draw:line draw:style-name="gr6" draw:text-style-name="P2" draw:layer="layout" svg:x1="20.461cm" svg:y1="22.855cm" svg:x2="20.461cm" svg:y2="23.322cm">
          <text:p/>
        </draw:line>
        <draw:line draw:style-name="gr9" draw:text-style-name="P2" draw:layer="layout" svg:x1="18.516cm" svg:y1="23.318cm" svg:x2="20.483cm" svg:y2="23.318cm">
          <text:p/>
        </draw:line>
        <draw:line draw:style-name="gr9" draw:text-style-name="P2" draw:layer="layout" svg:x1="18.52cm" svg:y1="23.314cm" svg:x2="18.52cm" svg:y2="23.746cm">
          <text:p/>
        </draw:line>
        <draw:line draw:style-name="gr9" draw:text-style-name="P2" draw:layer="layout" svg:x1="18.516cm" svg:y1="23.741cm" svg:x2="20.483cm" svg:y2="23.741cm">
          <text:p/>
        </draw:line>
        <draw:line draw:style-name="gr6" draw:text-style-name="P2" draw:layer="layout" svg:x1="20.461cm" svg:y1="23.314cm" svg:x2="20.461cm" svg:y2="23.746cm">
          <text:p/>
        </draw:line>
        <draw:frame draw:style-name="gr49" draw:text-style-name="P4" draw:layer="layout" svg:width="1.522cm" svg:height="0.239cm" svg:x="18.736cm" svg:y="18.015cm">
          <draw:text-box>
            <text:p text:style-name="P3"><text:span text:style-name="T1">(Коды станций)</text:span></text:p>
          </draw:text-box>
        </draw:frame>
        <draw:frame draw:style-name="gr50" draw:text-style-name="P5" draw:layer="layout" svg:width="7.372cm" svg:height="0.433cm" svg:x="0.706cm" svg:y="1.159cm">
          <draw:text-box>
            <text:p text:style-name="P3"><text:span text:style-name="T2">1 Оригинал накладной (для получателя)</text:span></text:p>
          </draw:text-box>
        </draw:frame>
        <draw:line draw:style-name="gr39" draw:text-style-name="P2" draw:layer="layout" svg:x1="18.481cm" svg:y1="1.834cm" svg:x2="20.463cm" svg:y2="1.834cm">
          <text:p/>
        </draw:line>
        <draw:line draw:style-name="gr9" draw:text-style-name="P2" draw:layer="layout" svg:x1="18.485cm" svg:y1="1.829cm" svg:x2="18.485cm" svg:y2="2.332cm">
          <text:p/>
        </draw:line>
        <draw:line draw:style-name="gr9" draw:text-style-name="P2" draw:layer="layout" svg:x1="18.481cm" svg:y1="2.328cm" svg:x2="20.463cm" svg:y2="2.328cm">
          <text:p/>
        </draw:line>
        <draw:line draw:style-name="gr7" draw:text-style-name="P2" draw:layer="layout" svg:x1="20.461cm" svg:y1="1.829cm" svg:x2="20.461cm" svg:y2="2.332cm">
          <text:p/>
        </draw:line>
        <draw:frame draw:style-name="gr51" draw:text-style-name="P6" draw:layer="layout" svg:width="1.336cm" svg:height="0.319cm" svg:x="18.895cm" svg:y="1.924cm">
          <draw:text-box>
            <text:p text:style-name="P3"><text:span text:style-name="T3">27 661508</text:span></text:p>
          </draw:text-box>
        </draw:frame>
        <draw:line draw:style-name="gr39" draw:text-style-name="P2" draw:layer="layout" svg:x1="9.132cm" svg:y1="1.834cm" svg:x2="11.115cm" svg:y2="1.834cm">
          <text:p/>
        </draw:line>
        <draw:line draw:style-name="gr9" draw:text-style-name="P2" draw:layer="layout" svg:x1="9.136cm" svg:y1="1.829cm" svg:x2="9.136cm" svg:y2="2.332cm">
          <text:p/>
        </draw:line>
        <draw:line draw:style-name="gr9" draw:text-style-name="P2" draw:layer="layout" svg:x1="9.132cm" svg:y1="2.328cm" svg:x2="11.115cm" svg:y2="2.328cm">
          <text:p/>
        </draw:line>
        <draw:line draw:style-name="gr7" draw:text-style-name="P2" draw:layer="layout" svg:x1="11.112cm" svg:y1="1.829cm" svg:x2="11.112cm" svg:y2="2.332cm">
          <text:p/>
        </draw:line>
        <draw:frame draw:style-name="gr52" draw:text-style-name="P6" draw:layer="layout" svg:width="0.629cm" svg:height="0.319cm" svg:x="9.899cm" svg:y="1.924cm">
          <draw:text-box>
            <text:p text:style-name="P3"><text:span text:style-name="T3">0322</text:span></text:p>
          </draw:text-box>
        </draw:frame>
        <draw:line draw:style-name="gr39" draw:text-style-name="P2" draw:layer="layout" svg:x1="9.132cm" svg:y1="4.127cm" svg:x2="11.115cm" svg:y2="4.127cm">
          <text:p/>
        </draw:line>
        <draw:line draw:style-name="gr9" draw:text-style-name="P2" draw:layer="layout" svg:x1="9.136cm" svg:y1="4.122cm" svg:x2="9.136cm" svg:y2="4.625cm">
          <text:p/>
        </draw:line>
        <draw:line draw:style-name="gr9" draw:text-style-name="P2" draw:layer="layout" svg:x1="9.132cm" svg:y1="4.621cm" svg:x2="11.115cm" svg:y2="4.621cm">
          <text:p/>
        </draw:line>
        <draw:line draw:style-name="gr7" draw:text-style-name="P2" draw:layer="layout" svg:x1="11.112cm" svg:y1="4.122cm" svg:x2="11.112cm" svg:y2="4.625cm">
          <text:p/>
        </draw:line>
        <draw:frame draw:style-name="gr52" draw:text-style-name="P6" draw:layer="layout" svg:width="0.629cm" svg:height="0.319cm" svg:x="9.899cm" svg:y="4.217cm">
          <draw:text-box>
            <text:p text:style-name="P3"><text:span text:style-name="T3">8117</text:span></text:p>
          </draw:text-box>
        </draw:frame>
        <draw:line draw:style-name="gr39" draw:text-style-name="P2" draw:layer="layout" svg:x1="9.132cm" svg:y1="6.314cm" svg:x2="11.115cm" svg:y2="6.314cm">
          <text:p/>
        </draw:line>
        <draw:line draw:style-name="gr9" draw:text-style-name="P2" draw:layer="layout" svg:x1="9.136cm" svg:y1="6.31cm" svg:x2="9.136cm" svg:y2="6.812cm">
          <text:p/>
        </draw:line>
        <draw:line draw:style-name="gr9" draw:text-style-name="P2" draw:layer="layout" svg:x1="9.132cm" svg:y1="6.808cm" svg:x2="11.115cm" svg:y2="6.808cm">
          <text:p/>
        </draw:line>
        <draw:line draw:style-name="gr7" draw:text-style-name="P2" draw:layer="layout" svg:x1="11.112cm" svg:y1="6.31cm" svg:x2="11.112cm" svg:y2="6.812cm">
          <text:p/>
        </draw:line>
        <draw:frame draw:style-name="gr51" draw:text-style-name="P6" draw:layer="layout" svg:width="1.336cm" svg:height="0.319cm" svg:x="9.546cm" svg:y="6.404cm">
          <draw:text-box>
            <text:p text:style-name="P3"><text:span text:style-name="T3">27 661508</text:span></text:p>
          </draw:text-box>
        </draw:frame>
        <draw:line draw:style-name="gr6" draw:text-style-name="P2" draw:layer="layout" svg:x1="1.234cm" svg:y1="1.834cm" svg:x2="1.731cm" svg:y2="1.834cm">
          <text:p/>
        </draw:line>
        <draw:line draw:style-name="gr7" draw:text-style-name="P2" draw:layer="layout" svg:x1="1.728cm" svg:y1="1.812cm" svg:x2="1.728cm" svg:y2="6.314cm">
          <text:p/>
        </draw:line>
        <draw:frame draw:style-name="gr53" draw:text-style-name="P7" draw:layer="layout" svg:width="1.954cm" svg:height="0.403cm" draw:transform="rotate (1.5707963267949) translate (1.241cm 6.106cm)">
          <draw:text-box>
            <text:p text:style-name="P3"><text:span text:style-name="T4">Перевозчик</text:span></text:p>
          </draw:text-box>
        </draw:frame>
        <draw:frame draw:style-name="gr54" draw:text-style-name="P6" draw:layer="layout" svg:width="7.317cm" svg:height="0.319cm" svg:x="2.364cm" svg:y="2.377cm">
          <draw:text-box>
            <text:p text:style-name="P3"><text:span text:style-name="T3">ТОО "BATYS TRANS GROUP (БАТЫС ТРАНС ГРУПП)"</text:span></text:p>
          </draw:text-box>
        </draw:frame>
        <draw:frame draw:style-name="gr55" draw:text-style-name="P6" draw:layer="layout" svg:width="7.529cm" svg:height="0.319cm" svg:x="2.364cm" svg:y="2.702cm">
          <draw:text-box>
            <text:p text:style-name="P3"><text:span text:style-name="T3">АТЫРАУСКАЯ ОБЛАСТЬ, АТЫРАУ Г.А., УЛ ЖАЛАНТОС</text:span></text:p>
          </draw:text-box>
        </draw:frame>
        <draw:frame draw:style-name="gr56" draw:text-style-name="P6" draw:layer="layout" svg:width="7.004cm" svg:height="0.319cm" svg:x="2.364cm" svg:y="3.026cm">
          <draw:text-box>
            <text:p text:style-name="P3"><text:span text:style-name="T3">БАТЫР, 2А, тел:+7(7022183010, email:g.beisultanova.</text:span></text:p>
          </draw:text-box>
        </draw:frame>
        <draw:frame draw:style-name="gr57" draw:text-style-name="P6" draw:layer="layout" svg:width="7.829cm" svg:height="0.319cm" svg:x="2.364cm" svg:y="4.741cm">
          <draw:text-box>
            <text:p text:style-name="P3"><text:span text:style-name="T3">ТОО "ПСА-ТЕНДЫК" С.HОВОКИРПИЧНОЕ, АТЫРАУСКАЯ</text:span></text:p>
          </draw:text-box>
        </draw:frame>
        <draw:frame draw:style-name="gr58" draw:text-style-name="P6" draw:layer="layout" svg:width="5.594cm" svg:height="0.319cm" svg:x="2.364cm" svg:y="5.066cm">
          <draw:text-box>
            <text:p text:style-name="P3"><text:span text:style-name="T3">ОБЛАСТЬ, АТЫРАУ Г.А., Г.АТЫРАУ, МКР</text:span></text:p>
          </draw:text-box>
        </draw:frame>
        <draw:frame draw:style-name="gr59" draw:text-style-name="P6" draw:layer="layout" svg:width="7.749cm" svg:height="0.319cm" svg:x="2.364cm" svg:y="5.39cm">
          <draw:text-box>
            <text:p text:style-name="P3"><text:span text:style-name="T3">НОВОКИРПИЧНОЕ, 17А, индекс: 060002, тел: +7(871)223-</text:span></text:p>
          </draw:text-box>
        </draw:frame>
        <draw:frame draw:style-name="gr60" draw:text-style-name="P6" draw:layer="layout" svg:width="6.856cm" svg:height="0.319cm" svg:x="2.364cm" svg:y="5.715cm">
          <draw:text-box>
            <text:p text:style-name="P3"><text:span text:style-name="T3">2807, факс: 87122321042, email: psa-tendyk@mail.ru</text:span></text:p>
          </draw:text-box>
        </draw:frame>
        <draw:frame draw:style-name="gr61" draw:text-style-name="P8" draw:layer="layout" svg:width="1.56cm" svg:height="0.395cm" svg:x="17.436cm" svg:y="1.144cm">
          <draw:text-box>
            <text:p text:style-name="P3"><text:span text:style-name="T5">27016220</text:span></text:p>
          </draw:text-box>
        </draw:frame>
        <draw:frame draw:style-name="gr62" draw:text-style-name="P6" draw:layer="layout" svg:width="1.666cm" svg:height="0.319cm" svg:x="11.536cm" svg:y="2.368cm">
          <draw:text-box>
            <text:p text:style-name="P3"><text:span text:style-name="T3">Тендык, КЗХ</text:span></text:p>
          </draw:text-box>
        </draw:frame>
        <draw:line draw:style-name="gr63" draw:text-style-name="P2" draw:layer="layout" svg:x1="11.218cm" svg:y1="4.96cm" svg:x2="13.445cm" svg:y2="4.96cm">
          <text:p/>
        </draw:line>
        <draw:frame draw:style-name="gr64" draw:text-style-name="P6" draw:layer="layout" svg:width="4.303cm" svg:height="0.319cm" svg:x="1.235cm" svg:y="6.919cm">
          <draw:text-box>
            <text:p text:style-name="P3"><text:span text:style-name="T3">Тендык, КЗХ ТОО ПСА-ТЕНДЫК</text:span></text:p>
          </draw:text-box>
        </draw:frame>
        <draw:frame draw:style-name="gr65" draw:text-style-name="P4" draw:layer="layout" svg:width="1.264cm" svg:height="0.239cm" svg:x="11.218cm" svg:y="3.291cm">
          <draw:text-box>
            <text:p text:style-name="P3"><text:span text:style-name="T1">Прилагается</text:span></text:p>
          </draw:text-box>
        </draw:frame>
        <draw:frame draw:style-name="gr66" draw:text-style-name="P4" draw:layer="layout" svg:width="2.703cm" svg:height="0.239cm" svg:x="11.218cm" svg:y="3.535cm">
          <draw:text-box>
            <text:p text:style-name="P3"><text:span text:style-name="T1">1. Паспорт качества № 696</text:span></text:p>
          </draw:text-box>
        </draw:frame>
        <draw:frame draw:style-name="gr67" draw:text-style-name="P4" draw:layer="layout" svg:width="2.991cm" svg:height="0.239cm" svg:x="11.218cm" svg:y="3.778cm">
          <draw:text-box>
            <text:p text:style-name="P3"><text:span text:style-name="T1">2. Декларация о соответствии</text:span></text:p>
          </draw:text-box>
        </draw:frame>
        <draw:frame draw:style-name="gr68" draw:text-style-name="P4" draw:layer="layout" svg:width="2.276cm" svg:height="0.239cm" svg:x="11.218cm" svg:y="4.021cm">
          <draw:text-box>
            <text:p text:style-name="P3"><text:span text:style-name="T1"><text:s text:c="2"/></text:span><text:span text:style-name="T1">для ТОО "PetroPrime"</text:span></text:p>
          </draw:text-box>
        </draw:frame>
        <draw:frame draw:style-name="gr69" draw:text-style-name="P4" draw:layer="layout" svg:width="6.89cm" svg:height="0.239cm" svg:x="11.218cm" svg:y="4.265cm">
          <draw:text-box>
            <text:p text:style-name="P3"><text:span text:style-name="T1">Вагон (контейнер-цистерна), его арматура и оборудование исправны</text:span></text:p>
          </draw:text-box>
        </draw:frame>
        <draw:frame draw:style-name="gr70" draw:text-style-name="P4" draw:layer="layout" svg:width="8.448cm" svg:height="0.239cm" svg:x="11.218cm" svg:y="4.508cm">
          <draw:text-box>
            <text:p text:style-name="P3"><text:span text:style-name="T1">и соответствуют установленным требованиям".Груз размещен и закреплен согласно</text:span></text:p>
          </draw:text-box>
        </draw:frame>
        <draw:frame draw:style-name="gr71" draw:text-style-name="P4" draw:layer="layout" svg:width="3.359cm" svg:height="0.239cm" svg:x="11.218cm" svg:y="4.752cm">
          <draw:text-box>
            <text:p text:style-name="P3"><text:span text:style-name="T1">Правила перевозок - <text:s/>. правильно</text:span></text:p>
          </draw:text-box>
        </draw:frame>
        <draw:frame draw:style-name="gr72" draw:text-style-name="P6" draw:layer="layout" svg:width="7.978cm" svg:height="0.319cm" svg:x="0.882cm" svg:y="11.902cm">
          <draw:text-box>
            <text:p text:style-name="P3"><text:span text:style-name="T3">ЕТСНГ 211115, ГНГ 27220000, Бензин специальный, прочий</text:span></text:p>
          </draw:text-box>
        </draw:frame>
        <draw:frame draw:style-name="gr73" draw:text-style-name="P6" draw:layer="layout" svg:width="7.956cm" svg:height="0.319cm" svg:x="0.882cm" svg:y="12.227cm">
          <draw:text-box>
            <text:p text:style-name="P3"><text:span text:style-name="T3">АК 305/ООН 1203, БЕНЗИН МОТОРНЫЙ или ГАЗОЛИН или</text:span></text:p>
          </draw:text-box>
        </draw:frame>
        <draw:frame draw:style-name="gr74" draw:text-style-name="P6" draw:layer="layout" svg:width="6.238cm" svg:height="0.319cm" svg:x="0.882cm" svg:y="12.551cm">
          <draw:text-box>
            <text:p text:style-name="P3"><text:span text:style-name="T3">ПЕТРОЛ, Класс опасности 3 "Прикрытие 0-0-1"</text:span></text:p>
          </draw:text-box>
        </draw:frame>
        <draw:frame draw:style-name="gr75" draw:text-style-name="P6" draw:layer="layout" svg:width="5.323cm" svg:height="0.319cm" svg:x="0.882cm" svg:y="12.876cm">
          <draw:text-box>
            <text:p text:style-name="P3"><text:span text:style-name="T3"><text:s/></text:span><text:span text:style-name="T3">АИ-92-К4 <text:s/>КЛ 3 ООН 1203 КО 33 АК 305</text:span></text:p>
          </draw:text-box>
        </draw:frame>
        <draw:frame draw:style-name="gr76" draw:text-style-name="P6" draw:layer="layout" svg:width="6.547cm" svg:height="0.319cm" svg:x="0.882cm" svg:y="13.201cm">
          <draw:text-box>
            <text:p text:style-name="P3"><text:span text:style-name="T3">Аренда ТОО <text:s/>"PTC Operator" <text:s/>ЗПУ <text:s/>"АНГАТ-071А"</text:span></text:p>
          </draw:text-box>
        </draw:frame>
        <draw:frame draw:style-name="gr77" draw:text-style-name="P6" draw:layer="layout" svg:width="8.253cm" svg:height="0.319cm" svg:x="0.67cm" svg:y="19.205cm">
          <draw:text-box>
            <text:p text:style-name="P3"><text:span text:style-name="T3">1. Плательщик по: ТОО "ТТТ СЕРВИС" - 2771928/772590 ТОО</text:span></text:p>
          </draw:text-box>
        </draw:frame>
        <draw:frame draw:style-name="gr78" draw:text-style-name="P6" draw:layer="layout" svg:width="9.29cm" svg:height="0.319cm" svg:x="0.67cm" svg:y="19.529cm">
          <draw:text-box>
            <text:p text:style-name="P3"><text:span text:style-name="T3">"LOGISTIC RESURS", ОКПО: 52477496 <text:s text:c="3"/>, договор № 12/668-ГППМ от</text:span></text:p>
          </draw:text-box>
        </draw:frame>
        <draw:frame draw:style-name="gr79" draw:text-style-name="P6" draw:layer="layout" svg:width="2.83cm" svg:height="0.319cm" svg:x="0.67cm" svg:y="19.854cm">
          <draw:text-box>
            <text:p text:style-name="P3"><text:span text:style-name="T3">19.12.201801.01.2019</text:span></text:p>
          </draw:text-box>
        </draw:frame>
        <draw:frame draw:style-name="gr80" draw:text-style-name="P6" draw:layer="layout" svg:width="1.416cm" svg:height="0.319cm" svg:x="0.882cm" svg:y="26.357cm">
          <draw:text-box>
            <text:p text:style-name="P3"><text:span text:style-name="T3">21.11.2022</text:span></text:p>
          </draw:text-box>
        </draw:frame>
        <draw:frame draw:style-name="gr81" draw:text-style-name="P9" draw:layer="layout" svg:width="0.404cm" svg:height="0.276cm" svg:x="10.823cm" svg:y="14.644cm">
          <draw:text-box>
            <text:p text:style-name="P3"><text:span text:style-name="T6">Н/У</text:span></text:p>
          </draw:text-box>
        </draw:frame>
        <draw:frame draw:style-name="gr82" draw:text-style-name="P6" draw:layer="layout" svg:width="0.836cm" svg:height="0.319cm" svg:x="12.619cm" svg:y="14.624cm">
          <draw:text-box>
            <text:p text:style-name="P3"><text:span text:style-name="T3">Налив</text:span></text:p>
          </draw:text-box>
        </draw:frame>
        <draw:frame draw:style-name="gr83" draw:text-style-name="P6" draw:layer="layout" svg:width="1.082cm" svg:height="0.319cm" svg:x="14.505cm" svg:y="14.309cm">
          <draw:text-box>
            <text:p text:style-name="P3"><text:span text:style-name="T3">Н-59600</text:span></text:p>
          </draw:text-box>
        </draw:frame>
        <draw:frame draw:style-name="gr84" draw:text-style-name="P6" draw:layer="layout" svg:width="1.052cm" svg:height="0.319cm" svg:x="14.521cm" svg:y="14.633cm">
          <draw:text-box>
            <text:p text:style-name="P3"><text:span text:style-name="T3">Т-27900</text:span></text:p>
          </draw:text-box>
        </draw:frame>
        <draw:frame draw:style-name="gr85" draw:text-style-name="P6" draw:layer="layout" svg:width="1.065cm" svg:height="0.319cm" svg:x="14.514cm" svg:y="14.957cm">
          <draw:text-box>
            <text:p text:style-name="P3"><text:span text:style-name="T3">Б-87500</text:span></text:p>
          </draw:text-box>
        </draw:frame>
        <draw:frame draw:style-name="gr86" draw:text-style-name="P6" draw:layer="layout" svg:width="1.869cm" svg:height="0.319cm" svg:x="17.379cm" svg:y="16.141cm">
          <draw:text-box>
            <text:p text:style-name="P3"><text:span text:style-name="T3">отправителем</text:span></text:p>
          </draw:text-box>
        </draw:frame>
        <draw:frame draw:style-name="gr87" draw:text-style-name="P6" draw:layer="layout" svg:width="4.214cm" svg:height="0.319cm" svg:x="16.146cm" svg:y="17.164cm">
          <draw:text-box>
            <text:p text:style-name="P3"><text:span text:style-name="T3">Вагонные весы, статистические</text:span></text:p>
          </draw:text-box>
        </draw:frame>
        <draw:frame draw:style-name="gr88" draw:text-style-name="P10" draw:layer="layout" svg:width="1.378cm" svg:height="0.475cm" svg:x="14.076cm" svg:y="1.139cm">
          <draw:text-box>
            <text:p text:style-name="P3"><text:span text:style-name="T7">27 КЗХ</text:span></text:p>
          </draw:text-box>
        </draw:frame>
        <draw:frame draw:style-name="gr89" draw:text-style-name="P10" draw:layer="layout" svg:width="3.994cm" svg:height="0.475cm" svg:x="0.529cm" svg:y="0.54cm">
          <draw:text-box>
            <text:p text:style-name="P3"><text:span text:style-name="T7">ТОО "ТТТ СЕРВИС"</text:span></text:p>
          </draw:text-box>
        </draw:frame>
        <draw:frame draw:style-name="gr90" draw:text-style-name="P6" draw:layer="layout" svg:width="2.893cm" svg:height="0.319cm" svg:x="11.02cm" svg:y="0.618cm">
          <draw:text-box>
            <text:p text:style-name="P3"><text:span text:style-name="T3">Срок дост. 24.11.2022</text:span></text:p>
          </draw:text-box>
        </draw:frame>
        <draw:frame draw:style-name="gr91" draw:text-style-name="P6" draw:layer="layout" svg:width="1.213cm" svg:height="0.319cm" svg:x="14.423cm" svg:y="0.618cm">
          <draw:text-box>
            <text:p text:style-name="P3"><text:span text:style-name="T8">ОХРАНА</text:span></text:p>
          </draw:text-box>
        </draw:frame>
        <draw:line draw:style-name="gr7" draw:text-style-name="P2" draw:layer="layout" svg:x1="18.835cm" svg:y1="7.866cm" svg:x2="20.483cm" svg:y2="7.866cm">
          <text:p/>
        </draw:line>
        <draw:line draw:style-name="gr7" draw:text-style-name="P2" draw:layer="layout" svg:x1="18.838cm" svg:y1="7.864cm" svg:x2="18.838cm" svg:y2="8.434cm">
          <text:p/>
        </draw:line>
        <draw:line draw:style-name="gr7" draw:text-style-name="P2" draw:layer="layout" svg:x1="18.835cm" svg:y1="8.431cm" svg:x2="20.483cm" svg:y2="8.431cm">
          <text:p/>
        </draw:line>
        <draw:line draw:style-name="gr6" draw:text-style-name="P2" draw:layer="layout" svg:x1="20.461cm" svg:y1="7.864cm" svg:x2="20.461cm" svg:y2="8.434cm">
          <text:p/>
        </draw:line>
        <draw:frame draw:style-name="gr24" draw:text-style-name="P4" draw:layer="layout" svg:width="0.239cm" svg:height="0.239cm" svg:x="19.532cm" svg:y="8.031cm">
          <draw:text-box>
            <text:p text:style-name="P3"><text:span text:style-name="T1">14</text:span></text:p>
          </draw:text-box>
        </draw:frame>
        <draw:line draw:style-name="gr7" draw:text-style-name="P2" draw:layer="layout" svg:x1="16.436cm" svg:y1="7.866cm" svg:x2="18.841cm" svg:y2="7.866cm">
          <text:p/>
        </draw:line>
        <draw:line draw:style-name="gr7" draw:text-style-name="P2" draw:layer="layout" svg:x1="16.439cm" svg:y1="7.864cm" svg:x2="16.439cm" svg:y2="8.435cm">
          <text:p/>
        </draw:line>
        <draw:line draw:style-name="gr9" draw:text-style-name="P2" draw:layer="layout" svg:x1="16.436cm" svg:y1="8.431cm" svg:x2="18.841cm" svg:y2="8.431cm">
          <text:p/>
        </draw:line>
        <draw:line draw:style-name="gr7" draw:text-style-name="P2" draw:layer="layout" svg:x1="18.838cm" svg:y1="7.864cm" svg:x2="18.838cm" svg:y2="8.435cm">
          <text:p/>
        </draw:line>
        <draw:frame draw:style-name="gr24" draw:text-style-name="P4" draw:layer="layout" svg:width="0.239cm" svg:height="0.239cm" svg:x="17.521cm" svg:y="8.031cm">
          <draw:text-box>
            <text:p text:style-name="P3"><text:span text:style-name="T1">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6" draw:style="rect" draw:dots1="1" draw:dots1-length="0.008cm" draw:distance="0.008cm"/>
    <draw:stroke-dash draw:name="stroke-dash51" draw:style="rect" draw:dots1="1" draw:dots1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5cm" fo:margin-right="0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2.3$Windows_X86_64 LibreOffice_project/382eef1f22670f7f4118c8c2dd222ec7ad009daf</meta:generator>
    <dc:date>2022-11-22T15:54:36.449000000</dc:date>
    <meta:editing-duration>PT22M21S</meta:editing-duration>
    <meta:editing-cycles>2</meta:editing-cycles>
    <meta:document-statistic meta:object-count="673"/>
  </office:meta>
</office:document-meta>
</file>